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urier" svg:font-family="Courier"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rsid="001a61fe" officeooo:paragraph-rsid="001a61fe"/>
    </style:style>
    <style:style style:name="P2" style:family="paragraph" style:parent-style-name="Text_20_body">
      <style:text-properties officeooo:rsid="001d4e94" officeooo:paragraph-rsid="001d4e94"/>
    </style:style>
    <style:style style:name="P3" style:family="paragraph" style:parent-style-name="Text_20_body">
      <style:text-properties style:text-underline-style="solid" style:text-underline-width="auto" style:text-underline-color="font-color" officeooo:rsid="001d4e94" officeooo:paragraph-rsid="001d4e94"/>
    </style:style>
    <style:style style:name="P4" style:family="paragraph" style:parent-style-name="Text_20_body">
      <style:text-properties style:text-underline-style="solid" style:text-underline-width="auto" style:text-underline-color="font-color" officeooo:rsid="001d4e94" officeooo:paragraph-rsid="001fb843"/>
    </style:style>
    <style:style style:name="P5" style:family="paragraph" style:parent-style-name="Text_20_body">
      <style:text-properties style:text-underline-style="solid" style:text-underline-width="auto" style:text-underline-color="font-color" officeooo:rsid="001d4e94" officeooo:paragraph-rsid="0022a1d9"/>
    </style:style>
    <style:style style:name="P6" style:family="paragraph" style:parent-style-name="Text_20_body">
      <style:text-properties style:text-underline-style="solid" style:text-underline-width="auto" style:text-underline-color="font-color" officeooo:rsid="001d4e94" officeooo:paragraph-rsid="00251e32"/>
    </style:style>
    <style:style style:name="P7" style:family="paragraph" style:parent-style-name="Text_20_body">
      <style:text-properties officeooo:rsid="001fb843" officeooo:paragraph-rsid="001fb843"/>
    </style:style>
    <style:style style:name="P8" style:family="paragraph" style:parent-style-name="Text_20_body">
      <style:text-properties officeooo:rsid="0022a1d9" officeooo:paragraph-rsid="0022a1d9"/>
    </style:style>
    <style:style style:name="P9" style:family="paragraph" style:parent-style-name="Text_20_body">
      <style:text-properties officeooo:rsid="00251e32" officeooo:paragraph-rsid="00251e32"/>
    </style:style>
    <style:style style:name="P10" style:family="paragraph" style:parent-style-name="Text_20_body" style:list-style-name="L1">
      <style:text-properties style:text-underline-style="none" officeooo:rsid="001d4e94" officeooo:paragraph-rsid="001d4e94"/>
    </style:style>
    <style:style style:name="P11" style:family="paragraph" style:parent-style-name="Text_20_body" style:list-style-name="L2">
      <style:text-properties style:text-underline-style="none" officeooo:rsid="001d4e94" officeooo:paragraph-rsid="001d4e94"/>
    </style:style>
    <style:style style:name="P12" style:family="paragraph" style:parent-style-name="Text_20_body" style:list-style-name="L3">
      <style:text-properties style:text-underline-style="none" officeooo:rsid="001d4e94" officeooo:paragraph-rsid="001fb843"/>
    </style:style>
    <style:style style:name="P13" style:family="paragraph" style:parent-style-name="Text_20_body" style:list-style-name="L4">
      <style:text-properties style:text-underline-style="none" officeooo:rsid="001d4e94" officeooo:paragraph-rsid="0022a1d9"/>
    </style:style>
    <style:style style:name="P14" style:family="paragraph" style:parent-style-name="Text_20_body" style:list-style-name="L1">
      <style:text-properties style:text-underline-style="none" officeooo:rsid="001fb843" officeooo:paragraph-rsid="001fb843"/>
    </style:style>
    <style:style style:name="P15" style:family="paragraph" style:parent-style-name="Text_20_body" style:list-style-name="L1">
      <style:text-properties style:text-underline-style="none" officeooo:rsid="0022a1d9" officeooo:paragraph-rsid="0022a1d9"/>
    </style:style>
    <style:style style:name="P16" style:family="paragraph" style:parent-style-name="Text_20_body" style:list-style-name="L1">
      <style:text-properties style:text-underline-style="none" officeooo:rsid="00251e32" officeooo:paragraph-rsid="00251e32"/>
    </style:style>
    <style:style style:name="P17" style:family="paragraph" style:parent-style-name="Text_20_body" style:list-style-name="L1">
      <style:text-properties style:text-underline-style="none" officeooo:rsid="002e9792" officeooo:paragraph-rsid="002e9792"/>
    </style:style>
    <style:style style:name="P18" style:family="paragraph" style:parent-style-name="Text_20_body">
      <style:text-properties style:text-underline-style="none" officeooo:rsid="00327562" officeooo:paragraph-rsid="00327562"/>
    </style:style>
    <style:style style:name="P19" style:family="paragraph" style:parent-style-name="Text_20_body" style:list-style-name="L2">
      <style:text-properties style:font-name="Courier" fo:font-size="10pt" style:text-underline-style="none" officeooo:rsid="001d4e94" officeooo:paragraph-rsid="001d4e94" style:font-size-asian="10pt" style:font-size-complex="10pt"/>
    </style:style>
    <style:style style:name="P20" style:family="paragraph" style:parent-style-name="Text_20_body" style:list-style-name="L3">
      <style:text-properties style:font-name="Courier" fo:font-size="10pt" style:text-underline-style="none" officeooo:rsid="001d4e94" officeooo:paragraph-rsid="001fb843" style:font-size-asian="10pt" style:font-size-complex="10pt"/>
    </style:style>
    <style:style style:name="P21" style:family="paragraph" style:parent-style-name="Text_20_body" style:list-style-name="L4">
      <style:text-properties style:font-name="Courier" fo:font-size="10pt" style:text-underline-style="none" officeooo:rsid="001d4e94" officeooo:paragraph-rsid="0024ceb5" style:font-size-asian="10pt" style:font-size-complex="10pt"/>
    </style:style>
    <style:style style:name="P22" style:family="paragraph" style:parent-style-name="Text_20_body" style:list-style-name="L4">
      <style:text-properties style:font-name="Courier" fo:font-size="10pt" style:text-underline-style="none" officeooo:rsid="001d4e94" officeooo:paragraph-rsid="0022a1d9" style:font-size-asian="10pt" style:font-size-complex="10pt"/>
    </style:style>
    <style:style style:name="P23" style:family="paragraph" style:parent-style-name="Text_20_body" style:list-style-name="L4">
      <style:text-properties style:font-name="Courier" fo:font-size="10pt" style:text-underline-style="none" officeooo:rsid="001d4e94" officeooo:paragraph-rsid="00251e32" style:font-size-asian="10pt" style:font-size-complex="10pt"/>
    </style:style>
    <style:style style:name="P24" style:family="paragraph" style:parent-style-name="Text_20_body" style:list-style-name="L3">
      <style:text-properties style:font-name="Courier" fo:font-size="10pt" style:text-underline-style="none" officeooo:rsid="001fb843" officeooo:paragraph-rsid="001fb843" style:font-size-asian="10pt" style:font-size-complex="10pt"/>
    </style:style>
    <style:style style:name="P25" style:family="paragraph" style:parent-style-name="Text_20_body" style:list-style-name="L3">
      <style:text-properties style:font-name="Liberation Sans1" fo:font-size="12pt" style:text-underline-style="none" officeooo:rsid="001fb843" officeooo:paragraph-rsid="001fb843" style:font-size-asian="12pt" style:font-size-complex="12pt"/>
    </style:style>
    <style:style style:name="P26" style:family="paragraph" style:parent-style-name="Text_20_body" style:list-style-name="L4">
      <style:text-properties style:font-name="Liberation Sans" fo:font-size="10pt" style:text-underline-style="none" officeooo:rsid="0024ceb5" officeooo:paragraph-rsid="0024ceb5" style:font-size-asian="10pt" style:font-size-complex="10pt"/>
    </style:style>
    <style:style style:name="P27" style:family="paragraph" style:parent-style-name="Text_20_body" style:list-style-name="L4">
      <style:text-properties style:font-name="Liberation Sans" fo:font-size="10pt" style:text-underline-style="none" officeooo:rsid="002704a1" officeooo:paragraph-rsid="002704a1" style:font-size-asian="10pt" style:font-size-complex="10pt"/>
    </style:style>
    <style:style style:name="P28" style:family="paragraph" style:parent-style-name="Text_20_body" style:list-style-name="L6">
      <style:text-properties style:font-name="Liberation Sans" fo:font-size="10pt" style:text-underline-style="none" officeooo:rsid="0028b42e" officeooo:paragraph-rsid="0028b42e" style:font-size-asian="10pt" style:font-size-complex="10pt"/>
    </style:style>
    <style:style style:name="P29" style:family="paragraph" style:parent-style-name="Text_20_body">
      <style:text-properties officeooo:rsid="002aa8b8" officeooo:paragraph-rsid="002aa8b8"/>
    </style:style>
    <style:style style:name="P30" style:family="paragraph" style:parent-style-name="Text_20_body">
      <style:text-properties style:text-underline-style="solid" style:text-underline-width="auto" style:text-underline-color="font-color" officeooo:rsid="001d4e94" officeooo:paragraph-rsid="002e9792"/>
    </style:style>
    <style:style style:name="P31" style:family="paragraph" style:parent-style-name="Text_20_body">
      <style:text-properties officeooo:rsid="0030d600" officeooo:paragraph-rsid="0030d600"/>
    </style:style>
    <style:style style:name="P32" style:family="paragraph" style:parent-style-name="Text_20_body" style:list-style-name="L8">
      <style:text-properties officeooo:rsid="0034e81c" officeooo:paragraph-rsid="0034e81c"/>
    </style:style>
    <style:style style:name="P33" style:family="paragraph" style:parent-style-name="Text_20_body" style:list-style-name="L11">
      <style:text-properties officeooo:rsid="0034e81c" officeooo:paragraph-rsid="00368efb"/>
    </style:style>
    <style:style style:name="P34" style:family="paragraph" style:parent-style-name="Text_20_body" style:list-style-name="L8">
      <style:text-properties officeooo:rsid="00368efb" officeooo:paragraph-rsid="00368efb"/>
    </style:style>
    <style:style style:name="P35" style:family="paragraph" style:parent-style-name="Text_20_body" style:list-style-name="L12">
      <style:text-properties officeooo:rsid="00368efb" officeooo:paragraph-rsid="00368efb"/>
    </style:style>
    <style:style style:name="P36" style:family="paragraph" style:parent-style-name="Text_20_body" style:list-style-name="L13">
      <style:text-properties officeooo:rsid="00368efb" officeooo:paragraph-rsid="00368efb"/>
    </style:style>
    <style:style style:name="P37" style:family="paragraph" style:parent-style-name="Text_20_body" style:list-style-name="L8">
      <style:text-properties officeooo:rsid="0036a90d" officeooo:paragraph-rsid="0036a90d"/>
    </style:style>
    <style:style style:name="P38" style:family="paragraph" style:parent-style-name="Text_20_body" style:list-style-name="L13">
      <style:text-properties officeooo:rsid="0036a90d" officeooo:paragraph-rsid="0036a90d"/>
    </style:style>
    <style:style style:name="P39" style:family="paragraph" style:parent-style-name="Heading_20_2">
      <style:text-properties officeooo:rsid="003349ba" officeooo:paragraph-rsid="003349ba"/>
    </style:style>
    <style:style style:name="P40" style:family="paragraph" style:parent-style-name="Heading_20_2" style:list-style-name=""/>
    <style:style style:name="P41" style:family="paragraph" style:parent-style-name="Heading_20_2">
      <style:paragraph-properties fo:break-before="page"/>
    </style:style>
    <style:style style:name="P42" style:family="paragraph" style:parent-style-name="Heading_20_3">
      <style:text-properties style:text-underline-style="none" officeooo:rsid="001fe53b" officeooo:paragraph-rsid="001fe53b"/>
    </style:style>
    <style:style style:name="P43" style:family="paragraph" style:parent-style-name="Heading_20_3">
      <style:text-properties officeooo:rsid="002aa8b8" officeooo:paragraph-rsid="002aa8b8"/>
    </style:style>
    <style:style style:name="P44" style:family="paragraph">
      <style:paragraph-properties fo:margin-left="0cm" fo:margin-right="0cm" fo:margin-top="0cm" fo:margin-bottom="0cm" fo:line-height="100%" fo:text-align="center" fo:text-indent="0cm"/>
    </style:style>
    <style:style style:name="P4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PingFang SC" style:font-size-asian="14pt" style:font-style-asian="normal" style:font-weight-asian="bold" style:font-name-complex="Arial Unicode MS" style:font-size-complex="14pt" style:font-style-complex="normal" style:font-weight-complex="bold" style:text-emphasize="none" style:font-relief="none" style:text-overline-style="none" style:text-overline-color="font-color"/>
    </style:style>
    <style:style style:name="P4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PingFang SC"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P50"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a61fe"/>
    </style:style>
    <style:style style:name="T2" style:family="text">
      <style:text-properties officeooo:rsid="001d4e94"/>
    </style:style>
    <style:style style:name="T3" style:family="text">
      <style:text-properties officeooo:rsid="001de72c"/>
    </style:style>
    <style:style style:name="T4" style:family="text">
      <style:text-properties style:font-name="Courier" officeooo:rsid="001de72c"/>
    </style:style>
    <style:style style:name="T5" style:family="text">
      <style:text-properties style:font-name="Courier" fo:font-size="10pt" style:text-underline-style="none" officeooo:rsid="001d4e94" style:font-size-asian="10pt" style:font-size-complex="10pt"/>
    </style:style>
    <style:style style:name="T6" style:family="text">
      <style:text-properties style:font-name="Courier" fo:font-size="10pt" style:text-underline-style="none" officeooo:rsid="0024ceb5" style:font-size-asian="10pt" style:font-size-complex="10pt"/>
    </style:style>
    <style:style style:name="T7" style:family="text">
      <style:text-properties officeooo:rsid="001fb843"/>
    </style:style>
    <style:style style:name="T8" style:family="text">
      <style:text-properties officeooo:rsid="001fe53b"/>
    </style:style>
    <style:style style:name="T9" style:family="text">
      <style:text-properties style:text-underline-style="none"/>
    </style:style>
    <style:style style:name="T10" style:family="text">
      <style:text-properties style:text-underline-style="none" officeooo:rsid="001fe53b"/>
    </style:style>
    <style:style style:name="T11" style:family="text">
      <style:text-properties officeooo:rsid="0022a1d9"/>
    </style:style>
    <style:style style:name="T12" style:family="text">
      <style:text-properties officeooo:rsid="0024ceb5"/>
    </style:style>
    <style:style style:name="T13" style:family="text">
      <style:text-properties officeooo:rsid="0028b42e"/>
    </style:style>
    <style:style style:name="T14" style:family="text">
      <style:text-properties style:font-name="Liberation Sans" fo:font-size="10pt" style:text-underline-style="none" officeooo:rsid="001d4e94" style:font-size-asian="10pt" style:font-size-complex="10pt"/>
    </style:style>
    <style:style style:name="T15" style:family="text">
      <style:text-properties style:font-name="Liberation Sans" fo:font-size="12pt" style:text-underline-style="none" style:font-size-asian="12pt" style:font-size-complex="12pt"/>
    </style:style>
    <style:style style:name="T16" style:family="text">
      <style:text-properties style:font-name="Liberation Sans" fo:font-size="12pt" style:text-underline-style="none" style:font-size-asian="10.5pt" style:font-size-complex="12pt"/>
    </style:style>
    <style:style style:name="T17" style:family="text">
      <style:text-properties style:font-name="Liberation Sans" fo:font-size="12pt" style:font-size-asian="10.5pt" style:font-size-complex="12pt"/>
    </style:style>
    <style:style style:name="T18" style:family="text">
      <style:text-properties officeooo:rsid="00310ec3"/>
    </style:style>
    <style:style style:name="T19" style:family="text">
      <style:text-properties officeooo:rsid="00368efb"/>
    </style:style>
    <style:style style:name="T20" style:family="text">
      <style:text-properties officeooo:rsid="0036a90d"/>
    </style:style>
    <style:style style:name="T21"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PingFang SC" style:font-size-asian="14pt" style:font-style-asian="normal" style:font-weight-asian="bold" style:font-name-complex="Arial Unicode MS" style:font-size-complex="14pt" style:font-style-complex="normal" style:font-weight-complex="bold"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PingFang SC"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draw:auto-grow-height="false" fo:min-height="0.949cm" fo:min-width="3.043cm" fo:padding-top="0.152cm" fo:padding-bottom="0.152cm" fo:padding-left="0.275cm" fo:padding-right="0.275cm" draw:shadow="hidden" draw:shadow-offset-x="0.199cm" draw:shadow-offset-y="0.199cm" draw:shadow-color="#808080" style:run-through="foreground"/>
    </style:style>
    <style:style style:name="gr3"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draw:auto-grow-height="false" fo:min-height="0.947cm" fo:min-width="2.958cm" fo:padding-top="0.152cm" fo:padding-bottom="0.152cm" fo:padding-left="0.275cm" fo:padding-right="0.275cm" draw:shadow="hidden" draw:shadow-offset-x="0.199cm" draw:shadow-offset-y="0.199cm" draw:shadow-color="#808080"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draw:auto-grow-height="false" fo:min-height="0.951cm" fo:min-width="3.461cm"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dash" draw:stroke-dash="Ultrafine_20_Dashed" svg:stroke-width="0.053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min-height="0.82cm" fo:min-width="1.58cm" fo:padding-top="0.152cm" fo:padding-bottom="0.152cm" fo:padding-left="0.275cm" fo:padding-right="0.275cm" draw:shadow="hidden" draw:shadow-offset-x="0.199cm" draw:shadow-offset-y="0.199cm" draw:shadow-color="#808080" style:run-through="foreground"/>
    </style:style>
    <style:style style:name="gr6"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draw:auto-grow-height="false" fo:min-height="0.951cm" fo:min-width="3.625cm" fo:padding-top="0.152cm" fo:padding-bottom="0.152cm" fo:padding-left="0.275cm" fo:padding-right="0.275cm" draw:shadow="hidden" draw:shadow-offset-x="0.199cm" draw:shadow-offset-y="0.199cm" draw:shadow-color="#808080" style:run-through="foreground"/>
    </style:style>
    <style:style style:name="gr7" style:family="graphic">
      <style:graphic-properties draw:stroke="dash" draw:stroke-dash="Ultrafine_20_Dashed" svg:stroke-width="0.053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min-height="1.656cm" fo:min-width="2.916cm" fo:padding-top="0.152cm" fo:padding-bottom="0.152cm" fo:padding-left="0.275cm" fo:padding-right="0.275cm" draw:shadow="hidden" draw:shadow-offset-x="0.199cm" draw:shadow-offset-y="0.199cm" draw:shadow-color="#808080" style:run-through="foreground"/>
    </style:style>
    <style:style style:name="gr8" style:family="graphic">
      <style:graphic-properties draw:stroke="dash" draw:stroke-dash="Ultrafine_20_Dashed" svg:stroke-width="0.053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min-height="1.656cm" fo:min-width="2.914cm" fo:padding-top="0.152cm" fo:padding-bottom="0.152cm" fo:padding-left="0.275cm" fo:padding-right="0.275cm" draw:shadow="hidden" draw:shadow-offset-x="0.199cm" draw:shadow-offset-y="0.199cm" draw:shadow-color="#808080" style:run-through="foreground"/>
    </style:style>
    <style:style style:name="gr9"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draw:auto-grow-height="false" fo:min-height="1.034cm" fo:min-width="3.461cm" fo:padding-top="0.152cm" fo:padding-bottom="0.152cm" fo:padding-left="0.275cm" fo:padding-right="0.275cm" draw:shadow="hidden" draw:shadow-offset-x="0.199cm" draw:shadow-offset-y="0.199cm" draw:shadow-color="#808080" style:run-through="foreground"/>
    </style:style>
    <style:style style:name="gr10" style:family="graphic">
      <style:graphic-properties draw:stroke="solid" svg:stroke-width="0.053cm" svg:stroke-color="#000000" draw:marker-start="" draw:marker-start-width="0.279cm" draw:marker-start-center="false" draw:marker-end="Arrow" draw:marker-end-width="0.379cm" draw:marker-end-center="false" draw:fill="solid"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1" style:family="graphic">
      <style:graphic-properties draw:stroke="solid" svg:stroke-width="0.053cm" svg:stroke-color="#000000" draw:marker-start="" draw:marker-start-width="0.279cm" draw:marker-start-center="false" draw:marker-end="Arrow" draw:marker-end-width="0.379cm" draw:marker-end-center="false" svg:stroke-opacity="100%" draw:fill="solid"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2" style:family="graphic">
      <style:graphic-properties draw:stroke="dash" draw:stroke-dash="Ultrafine_20_Dashed" svg:stroke-width="0.053cm" svg:stroke-color="#000000" draw:marker-start="" draw:marker-start-width="0.279cm" draw:marker-start-center="false" draw:marker-end="" draw:marker-end-width="0.279cm" draw:marker-end-center="false" draw:fill="solid" draw:fill-color="#ffffff" draw:textarea-horizontal-align="justify" draw:textarea-vertical-align="middle" draw:auto-grow-height="false" fo:min-height="0.905cm" fo:min-width="3.33cm" fo:padding-top="0.152cm" fo:padding-bottom="0.152cm" fo:padding-left="0.275cm" fo:padding-right="0.275cm" draw:shadow="hidden" draw:shadow-offset-x="0.199cm" draw:shadow-offset-y="0.199cm" draw:shadow-color="#808080" style:run-through="foreground"/>
    </style:style>
    <style:style style:name="gr13" style:family="graphic">
      <style:graphic-properties style:run-through="foreground" style:wrap="none" style:wrap-contour-mode="full" style:vertical-pos="from-top" style:vertical-rel="paragraph" style:horizontal-pos="from-left" style:horizontal-rel="paragraph"/>
    </style:style>
    <style:style style:name="gr14" style:family="graphic">
      <style:graphic-properties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035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yecto de App de <text:span text:style-name="T1">Captura de Señales Sacádicas</text:span></text:h>
      <text:h text:style-name="P39" text:outline-level="2">Objetivo</text:h>
      <text:p text:style-name="P1">Capturar señales electrooculográficas a partir de patrones de estimulación sacádicos previamente definidos.</text:p>
      <text:h text:style-name="P39" text:outline-level="2">Requerimientos funcionales generales <text:span text:style-name="T19">del App</text:span></text:h>
      <text:list xml:id="list2604727512" text:style-name="L8">
        <text:list-item>
          <text:p text:style-name="P32">Configurar una captura</text:p>
        </text:list-item>
      </text:list>
      <text:list xml:id="list1631512605" text:style-name="L11">
        <text:list-item>
          <text:list>
            <text:list-item>
              <text:p text:style-name="P33">Fecha, duración</text:p>
            </text:list-item>
            <text:list-item>
              <text:p text:style-name="P33">Estímulo (Amplitud, duración típica, <text:span text:style-name="T19">pantalla,</text:span> etc)</text:p>
            </text:list-item>
            <text:list-item>
              <text:p text:style-name="P33">Sujeto (ID, Sexo, Fecha de Nacimiento, Notas)</text:p>
            </text:list-item>
          </text:list>
        </text:list-item>
      </text:list>
      <text:list xml:id="list164638641249197" text:continue-list="list2604727512" text:style-name="L8">
        <text:list-item>
          <text:p text:style-name="P34">Iniciar la captura</text:p>
        </text:list-item>
        <text:list-item>
          <text:p text:style-name="P37">Mostrar el estímulo visual</text:p>
        </text:list-item>
        <text:list-item>
          <text:p text:style-name="P34">Visualizar la captura cerca al tiempo real</text:p>
        </text:list-item>
      </text:list>
      <text:list xml:id="list444349420" text:style-name="L13">
        <text:list-item>
          <text:list>
            <text:list-item>
              <text:p text:style-name="P36">Señ<text:span text:style-name="T20">al de estímulo</text:span></text:p>
            </text:list-item>
            <text:list-item>
              <text:p text:style-name="P38">Señales de los canales</text:p>
            </text:list-item>
            <text:list-item>
              <text:p text:style-name="P38">Sacádas identificadas</text:p>
            </text:list-item>
          </text:list>
        </text:list-item>
      </text:list>
      <text:list xml:id="list164637069961338" text:continue-list="list164638641249197" text:style-name="L8">
        <text:list-item>
          <text:p text:style-name="P34">Almacenar la captura</text:p>
        </text:list-item>
      </text:list>
      <text:list xml:id="list913988178" text:style-name="L12">
        <text:list-item>
          <text:list>
            <text:list-item>
              <text:p text:style-name="P35">Vectores en formato de NumPy</text:p>
            </text:list-item>
            <text:list-item>
              <text:p text:style-name="P35">Metadata en JSON serializado a cadena</text:p>
            </text:list-item>
          </text:list>
        </text:list-item>
      </text:list>
      <text:h text:style-name="P40" text:outline-level="2"/>
      <text:h text:style-name="P41" text:outline-level="2">Proceso de Captura</text:h>
      <text:p text:style-name="Text_20_body">Se propone el siguiente esquema <text:span text:style-name="T2">para el ciclo principal de captura, procesamiento y visualización. La utilización de 4 procesos permitirá la utilización de los recursos disponibles de cómputo de manera óptima. Para esto se recomienda la utilización del módulo de Python </text:span><text:a xlink:type="simple" xlink:href="https://docs.python.org/3.7/library/multiprocessing.html" text:style-name="Internet_20_link" text:visited-style-name="Visited_20_Internet_20_Link"><text:span text:style-name="T2">multiprocessing</text:span></text:a><text:span text:style-name="T2">. </text:span></text:p>
      <text:p text:style-name="Text_20_body"/>
      <text:p text:style-name="P2"><draw:g text:anchor-type="paragraph" draw:z-index="0" draw:name="Forma1" draw:style-name="gr1"><draw:custom-shape draw:style-name="gr2" draw:text-style-name="P45" xml:id="id4" draw:id="id4" svg:width="3.594cm" svg:height="1.253cm" svg:x="13.369cm" svg:y="6.114cm"><text:p text:style-name="P44"><text:span text:style-name="T21">Estimulador</text:span></text:p><text:p text:style-name="P44"><text:span text:style-name="T22">Proceso 2</text:span></text:p><draw:enhanced-geometry svg:viewBox="0 0 21600 21600" draw:type="rectangle" draw:enhanced-path="M 0 0 L 21600 0 21600 21600 0 21600 0 0 Z N"/></draw:custom-shape><draw:custom-shape draw:style-name="gr3" draw:text-style-name="P45" xml:id="id2" draw:id="id2" svg:width="3.509cm" svg:height="1.251cm" svg:x="13.453cm" svg:y="3.692cm"><text:p text:style-name="P44"><text:span text:style-name="T21">Registro</text:span></text:p><text:p text:style-name="P44"><text:span text:style-name="T22">Proceso 1</text:span></text:p><draw:enhanced-geometry svg:viewBox="0 0 21600 21600" draw:mirror-horizontal="false" draw:mirror-vertical="false" draw:type="rectangle" draw:enhanced-path="M 0 0 L 21600 0 21600 21600 0 21600 0 0 Z N"/></draw:custom-shape><draw:custom-shape draw:style-name="gr4" draw:text-style-name="P45" xml:id="id3" draw:id="id3" svg:width="4.012cm" svg:height="1.255cm" svg:x="7.269cm" svg:y="5.029cm"><text:p text:style-name="P44"><text:span text:style-name="T21">Sincronizador</text:span></text:p><text:p text:style-name="P44"><text:span text:style-name="T22">Proceso 2</text:span></text:p><draw:enhanced-geometry svg:viewBox="0 0 21600 21600" draw:mirror-vertical="false" draw:mirror-horizontal="false" draw:type="rectangle" draw:enhanced-path="M 0 0 L 21600 0 21600 21600 0 21600 0 0 Z N"/></draw:custom-shape><draw:custom-shape draw:style-name="gr5" draw:text-style-name="P46" xml:id="id1" draw:id="id1" svg:width="3.01cm" svg:height="1.59cm" svg:x="13.704cm" svg:y="0.097cm"><text:p text:style-name="P44"><text:span text:style-name="T21">OpenBC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45" xml:id="id6" draw:id="id6" svg:width="4.176cm" svg:height="1.255cm" svg:x="1.842cm" svg:y="5.029cm"><text:p text:style-name="P44"><text:span text:style-name="T21">R</text:span><text:span text:style-name="T21">e</text:span><text:span text:style-name="T21">pr</text:span><text:span text:style-name="T21">e</text:span><text:span text:style-name="T21">s</text:span><text:span text:style-name="T21">e</text:span><text:span text:style-name="T21">nt</text:span><text:span text:style-name="T21">a</text:span><text:span text:style-name="T21">d</text:span><text:span text:style-name="T21">or</text:span></text:p><text:p text:style-name="P44"><text:span text:style-name="T22">Pro</text:span><text:span text:style-name="T22">ce</text:span><text:span text:style-name="T22">so </text:span><text:span text:style-name="T22">0</text:span></text:p><draw:enhanced-geometry svg:viewBox="0 0 21600 21600" draw:mirror-vertical="false" draw:mirror-horizontal="false" draw:type="rectangle" draw:enhanced-path="M 0 0 L 21600 0 21600 21600 0 21600 0 0 Z N"/></draw:custom-shape><draw:custom-shape draw:style-name="gr7" draw:text-style-name="P47" xml:id="id9" draw:id="id9" svg:width="3.678cm" svg:height="2.172cm" svg:x="0cm" svg:y="-0.153cm"><text:p text:style-name="P44"><text:span text:style-name="T21">Pantalla </text:span></text:p><text:p text:style-name="P44"><text:span text:style-name="T21">Segundaria</text:span></text:p><text:p text:style-name="P44"><text:span text:style-name="T22">Estímul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47" xml:id="id10" draw:id="id10" svg:width="3.677cm" svg:height="2.172cm" svg:x="4.344cm" svg:y="-0.153cm"><text:p text:style-name="P44"><text:span text:style-name="T21">Pantalla </text:span></text:p><text:p text:style-name="P44"><text:span text:style-name="T21">Primaria</text:span></text:p><text:p text:style-name="P44"><text:span text:style-name="T22">Visualizad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45" xml:id="id5" draw:id="id5" svg:width="4.012cm" svg:height="1.338cm" svg:x="7.269cm" svg:y="7.952cm"><text:p text:style-name="P44"><text:span text:style-name="T21">Pr</text:span><text:span text:style-name="T21">o</text:span><text:span text:style-name="T21">c</text:span><text:span text:style-name="T21">e</text:span><text:span text:style-name="T21">s</text:span><text:span text:style-name="T21">a</text:span><text:span text:style-name="T21">d</text:span><text:span text:style-name="T21">or</text:span></text:p><text:p text:style-name="P44"><text:span text:style-name="T22">Pro</text:span><text:span text:style-name="T22">ce</text:span><text:span text:style-name="T22">so </text:span><text:span text:style-name="T22">3</text:span></text:p><draw:enhanced-geometry svg:viewBox="0 0 21600 21600" draw:mirror-vertical="false" draw:mirror-horizontal="false" draw:type="rectangle" draw:enhanced-path="M 0 0 L 21600 0 21600 21600 0 21600 0 0 Z N"/></draw:custom-shape><draw:connector draw:style-name="gr10" draw:text-style-name="P48" svg:x1="15.208cm" svg:y1="1.687cm" svg:x2="15.206cm" svg:y2="3.693cm" draw:start-shape="id1" draw:start-glue-point="8" draw:end-shape="id2" draw:end-glue-point="0" svg:d="M15208 1687v1002h-2v1004" svg:viewBox="0 0 4 2007"><text:p/></draw:connector><draw:connector draw:style-name="gr10" draw:text-style-name="P48" svg:x1="13.453cm" svg:y1="4.317cm" svg:x2="11.28cm" svg:y2="5.656cm" draw:start-shape="id2" draw:start-glue-point="3" draw:end-shape="id3" draw:end-glue-point="1" svg:d="M13453 4317h-1086v1339h-1087" svg:viewBox="0 0 2175 1341"><text:p/></draw:connector><draw:connector draw:style-name="gr11" draw:text-style-name="P48" svg:x1="13.369cm" svg:y1="6.74cm" svg:x2="11.28cm" svg:y2="5.655cm" draw:start-shape="id4" draw:start-glue-point="3" draw:end-shape="id3" draw:end-glue-point="1" svg:d="M13369 6740h-1045v-1085h-1044" svg:viewBox="0 0 2090 1087"><text:p/></draw:connector><draw:connector draw:style-name="gr10" draw:text-style-name="P48" svg:x1="9.275cm" svg:y1="6.283cm" svg:x2="9.275cm" svg:y2="7.952cm" draw:start-shape="id3" draw:start-glue-point="2" draw:end-shape="id5" draw:end-glue-point="0" svg:d="M9275 6283v1669" svg:viewBox="0 0 2 1670"><text:p/></draw:connector><draw:custom-shape draw:style-name="gr9" draw:text-style-name="P45" xml:id="id7" draw:id="id7" svg:width="4.012cm" svg:height="1.338cm" svg:x="7.269cm" svg:y="10.626cm"><text:p text:style-name="P44"><text:span text:style-name="T21">Almac</text:span><text:span text:style-name="T21">enado</text:span><text:span text:style-name="T21">r</text:span></text:p><text:p text:style-name="P44"><text:span text:style-name="T22">Proceso </text:span><text:span text:style-name="T22">3</text:span></text:p><draw:enhanced-geometry svg:viewBox="0 0 21600 21600" draw:mirror-vertical="false" draw:mirror-horizontal="false" draw:type="rectangle" draw:enhanced-path="M 0 0 L 21600 0 21600 21600 0 21600 0 0 Z N"/></draw:custom-shape><draw:connector draw:style-name="gr10" draw:text-style-name="P48" svg:x1="7.269cm" svg:y1="8.62cm" svg:x2="3.928cm" svg:y2="6.283cm" draw:start-shape="id5" draw:start-glue-point="3" draw:end-shape="id6" draw:end-glue-point="2" svg:d="M7269 8620h-3341v-2337" svg:viewBox="0 0 3343 2339"><text:p/></draw:connector><draw:connector draw:style-name="gr10" draw:text-style-name="P48" svg:x1="9.275cm" svg:y1="9.289cm" svg:x2="9.275cm" svg:y2="10.626cm" draw:start-shape="id5" draw:start-glue-point="2" draw:end-shape="id7" draw:end-glue-point="0" svg:d="M9275 9289v1337" svg:viewBox="0 0 2 1339"><text:p/></draw:connector><draw:custom-shape draw:style-name="gr12" draw:text-style-name="P49" xml:id="id8" draw:id="id8" svg:width="4.012cm" svg:height="1.34cm" draw:transform="skewX (-0.00139626340159546) rotate (-0.00244346095279215) translate (7.26898611111111cm 13.2072361111111cm)"><text:p text:style-name="P44"><text:span text:style-name="T21">Disco o</text:span></text:p><text:p text:style-name="P44"><text:span text:style-name="T21">Memori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48" svg:x1="9.275cm" svg:y1="11.963cm" svg:x2="9.275cm" svg:y2="13.206cm" draw:start-shape="id7" draw:start-glue-point="2" draw:end-shape="id8" draw:end-glue-point="0" svg:d="M9275 11963v1243" svg:viewBox="0 0 2 1245"><text:p/></draw:connector><draw:connector draw:style-name="gr10" draw:text-style-name="P48" svg:x1="3.928cm" svg:y1="5.029cm" svg:x2="1.838cm" svg:y2="2.018cm" draw:start-shape="id6" draw:start-glue-point="0" draw:end-shape="id9" draw:end-glue-point="2" svg:d="M3928 5029v-1507h-2090v-1504" svg:viewBox="0 0 2092 3013"><text:p/></draw:connector><draw:connector draw:style-name="gr10" draw:text-style-name="P48" svg:x1="3.928cm" svg:y1="5.029cm" svg:x2="6.182cm" svg:y2="2.018cm" draw:start-shape="id6" draw:start-glue-point="0" draw:end-shape="id10" draw:end-glue-point="2" svg:d="M3928 5029v-1507h2254v-1504" svg:viewBox="0 0 2256 3013"><text:p/></draw:connector><draw:connector draw:style-name="gr10" draw:text-style-name="P48" svg:x1="7.269cm" svg:y1="5.655cm" svg:x2="6.017cm" svg:y2="5.655cm" draw:start-shape="id3" draw:start-glue-point="3" draw:end-shape="id6" draw:end-glue-point="1" svg:d="M7269 5655h-1252" svg:viewBox="0 0 1254 2"><text:p/></draw:connector></draw:g></text:p>
      <text:p text:style-name="P2">Cada uno de los rectángulos de borde continuo es una unidad funcional independiente que ofrecerá interfaces que permitirán su utilización por las restantes. Esto permitirá desacoplar el ciclo principal de manera que algunos de estos componentes puedan ser reemplazados o mejorados sin necesidad de alterar la estructura del sistema. Esto nos brindará la suficiente flexibilidad para dar soporte a diferente hardware.</text:p>
      <text:p text:style-name="P2">A continuación detallamos cada uno de los bloques y su funcionalidad principal:</text:p>
      <text:h text:style-name="Heading_20_3" text:outline-level="3"><text:bookmark-start text:name="__RefHeading___Toc82_3367667362"/><text:soft-page-break/>Registro<text:bookmark-end text:name="__RefHeading___Toc82_3367667362"/></text:h>
      <text:p text:style-name="P2">Este bloque contará con un proceso independiente para el. <text:span text:style-name="T7">La</text:span> única <text:span text:style-name="T7">de este bloque </text:span>finalidad es establecer una especie de buffer en el <text:span text:style-name="T3">hardware donde se ejecuta la aplicación</text:span>. <text:span text:style-name="T3">Se recomienda la implementación en una clase independiente que herede de </text:span><text:span text:style-name="T4">multiprocessing.Process</text:span><text:span text:style-name="T3">.</text:span></text:p>
      <text:p text:style-name="P3">Requerimientos funcionales</text:p>
      <text:list xml:id="list3946827327" text:style-name="L1">
        <text:list-item>
          <text:p text:style-name="P10">Capturar las señales del OpenBCI</text:p>
        </text:list-item>
      </text:list>
      <text:p text:style-name="P3">Interfaces Externas</text:p>
      <text:list xml:id="list2771597822" text:style-name="L2">
        <text:list-item>
          <text:p text:style-name="P19">next_samples(samples_count: int) → <text:span text:style-name="T11">nd</text:span>array[float]</text:p>
          <text:p text:style-name="P11">Devuelve la cantidad de muestras definida en samples_count en un<text:span text:style-name="T11">a</text:span> <text:span text:style-name="T11">matriz</text:span> de floats <text:span text:style-name="T7">de la captura en el OpenBCI</text:span>. Este método se invocará en función a la tasa de refresco de la pantalla.</text:p>
        </text:list-item>
      </text:list>
      <text:h text:style-name="Heading_20_3" text:outline-level="3"><text:bookmark-start text:name="__RefHeading___Toc84_3367667362"/>Estimulador<text:bookmark-end text:name="__RefHeading___Toc84_3367667362"/></text:h>
      <text:p text:style-name="P7">Este bloque se ejecutará en un proceso independiente junto con el sincronizador. Este bloque tiene como responsabilidad la generación del estímulo sacádico a partir de una configuración inicial del mismo.</text:p>
      <text:p text:style-name="P4">Requerimientos funcionales</text:p>
      <text:list xml:id="list164636895112539" text:continue-list="list3946827327" text:style-name="L1">
        <text:list-item>
          <text:p text:style-name="P14">Generar las señales de estímulo sacádico a partir de la amplitud del movimiento, la duración típica de la fijación y un máximo de ruido en esta variable.</text:p>
        </text:list-item>
      </text:list>
      <text:p text:style-name="P4">Interfaces Externas</text:p>
      <text:list xml:id="list269346316" text:style-name="L3">
        <text:list-item>
          <text:p text:style-name="P24">init_stimulus(amplitude: int, fixation_duration: int, duration_noise: int)</text:p>
          <text:p text:style-name="P25">Inicializa la captura <text:span text:style-name="T8">con los parámetros típicos de un estímulo sacádico.</text:span></text:p>
        </text:list-item>
        <text:list-item>
          <text:p text:style-name="P20">next_samples(samples_count: int) → array[float]</text:p>
          <text:p text:style-name="P12">Devuelve la cantidad de muestras definida en samples_count en un arreglo de floats <text:span text:style-name="T7">del estímulo a generar</text:span>. Este método se invocará en función a la tasa de refresco de la pantalla.</text:p>
        </text:list-item>
      </text:list>
      <text:h text:style-name="P42" text:outline-level="3"><text:bookmark-start text:name="__RefHeading___Toc178_3780141222"/>Sincronizador<text:bookmark-end text:name="__RefHeading___Toc178_3780141222"/></text:h>
      <text:p text:style-name="P8"><text:span text:style-name="T10">L</text:span><text:span text:style-name="T9">a responsabilidad de este bloque es la de integrar la señal que se recibe a partir del </text:span><text:span text:style-name="T9"><text:bookmark-ref text:reference-format="text" text:ref-name="__RefHeading___Toc82_3367667362">Registro</text:bookmark-ref></text:span><text:span text:style-name="T9"><text:s/>y la señal generada por el </text:span><text:span text:style-name="T9"><text:bookmark-ref text:reference-format="text" text:ref-name="__RefHeading___Toc84_3367667362">Estimulador</text:bookmark-ref></text:span><text:span text:style-name="T9">. Como lo especifica su nombre es el encargado de mantener sincronizadas ambas señales.</text:span></text:p>
      <text:p text:style-name="P5">Requerimientos funcionales</text:p>
      <text:list xml:id="list164638385610868" text:continue-list="list164636895112539" text:style-name="L1">
        <text:list-item>
          <text:p text:style-name="P15">Sincronizar la señal capturada con la señal de estímulo.</text:p>
        </text:list-item>
      </text:list>
      <text:p text:style-name="P5">Interfaces Externas</text:p>
      <text:list xml:id="list4243974730" text:style-name="L4">
        <text:list-item>
          <text:p text:style-name="P21"><text:span text:style-name="T12">last_stimuli</text:span>_samples(samples_count: int) → <text:span text:style-name="T11">array</text:span></text:p>
          <text:p text:style-name="P26">Devuelve la cantidad (samples_count) de muestras de estímulo que no han sido enviadas a la cola de dibujo.</text:p>
        </text:list-item>
        <text:list-item>
          <text:p text:style-name="P22"><text:soft-page-break/>next_samples(samples_count: int) → <text:span text:style-name="T11">Tuple</text:span>[<text:span text:style-name="T11">array, ndarray</text:span>]</text:p>
          <text:p text:style-name="P13">Devuelve la cantidad de muestras definida en samples_count en un<text:span text:style-name="T11">a tupla de dos elementos:</text:span> arreglo de floats <text:span text:style-name="T7">del estímulo mostrado y matriz de float de la señal capturada, estando ambas sincronizadas</text:span>.</text:p>
        </text:list-item>
      </text:list>
      <text:h text:style-name="Heading_20_3" text:outline-level="3"><text:bookmark-start text:name="__RefHeading___Toc181_3780141222"/>Procesador<text:bookmark-end text:name="__RefHeading___Toc181_3780141222"/></text:h>
      <text:p text:style-name="P9">Este bloque es el encargado de aplicar todos los algoritmos de procesamiento de las señales que se consideren necesario. Aquí es donde se utilizan los modelos entrenados para la detección de eventos oculares como las sácadas. Por esta razón deben ejecutarse en un proceso independiente.</text:p>
      <text:p text:style-name="P6">Requerimientos funcionales</text:p>
      <text:list xml:id="list164638797528780" text:continue-list="list164638385610868" text:style-name="L1">
        <text:list-item>
          <text:p text:style-name="P16">Detectar sácadas a partir de la señal de estímulo y las señales capturadas.</text:p>
        </text:list-item>
      </text:list>
      <text:p text:style-name="P6">Interfaces Externas</text:p>
      <text:list xml:id="list164637630543376" text:continue-list="list4243974730" text:style-name="L4">
        <text:list-item>
          <text:p text:style-name="P23">next_samples(samples_count: int) → <text:span text:style-name="T11">Tuple</text:span>[<text:span text:style-name="T11">array, ndarray, array</text:span>]</text:p>
          <text:p text:style-name="P27">Devuelve la cantidad (samples_count) de muestras <text:span text:style-name="T13">de cada una de las siguientes señales:</text:span></text:p>
        </text:list-item>
      </text:list>
      <text:list xml:id="list265278366" text:style-name="L6">
        <text:list-item>
          <text:list>
            <text:list-item>
              <text:p text:style-name="P28">Señal de estímulo</text:p>
            </text:list-item>
            <text:list-item>
              <text:p text:style-name="P28">Señales capturadas del OpenBCI</text:p>
            </text:list-item>
            <text:list-item>
              <text:p text:style-name="P28">Señal de anotaciones (Muestra con valor 0 es fijación, Muestra con valor 1 es sácada)</text:p>
            </text:list-item>
          </text:list>
        </text:list-item>
      </text:list>
      <text:h text:style-name="P43" text:outline-level="3">Representador</text:h>
      <text:p text:style-name="P29">Este bloque es el encargado del dibujo tanto del estímulo visual como de las señales capturadas. En este se consume datos del <text:bookmark-ref text:reference-format="text" text:ref-name="__RefHeading___Toc178_3780141222">Sincronizador</text:bookmark-ref><text:s/>a través de la interfaz <text:span text:style-name="T6">last_stimuli</text:span><text:span text:style-name="T5">_samples</text:span><text:span text:style-name="T14"> </text:span><text:span text:style-name="T15">para el dibujo del estímulo y del </text:span><text:span text:style-name="T15"><text:bookmark-ref text:reference-format="text" text:ref-name="__RefHeading___Toc181_3780141222">Procesador</text:bookmark-ref></text:span><text:span text:style-name="T15"><text:s/>a través de la interfaz </text:span><text:span text:style-name="T5">next_samples </text:span><text:span text:style-name="T16">para el dibujo de las señales capturadas y su etiquetado.</text:span></text:p>
      <text:p text:style-name="P30">Requerimientos funcionales</text:p>
      <text:list xml:id="list164638763363371" text:continue-list="list164638797528780" text:style-name="L1">
        <text:list-item>
          <text:p text:style-name="P17"><text:span text:style-name="T17">Dibujar la señal de estímulo como estímulo visual</text:span></text:p>
        </text:list-item>
        <text:list-item>
          <text:p text:style-name="P17"><text:span text:style-name="T17">Dibujar las señales capturadas y sus etiquetas</text:span></text:p>
        </text:list-item>
      </text:list>
      <text:p text:style-name="P18"><draw:g text:anchor-type="paragraph" draw:z-index="2" draw:name="Forma3" draw:style-name="gr13"><draw:g draw:style-name="gr14"><draw:polygon draw:style-name="gr35" draw:text-style-name="P50" svg:width="10.92cm" svg:height="6.21cm" svg:x="3.216cm" svg:y="-0.141cm" svg:viewBox="0 0 10921 6211" draw:points="0,0 10921,0 10921,6211 0,6211"><text:p/></draw:polygon></draw:g><draw:g draw:style-name="gr14"><draw:polygon draw:style-name="gr36" draw:text-style-name="P51" svg:width="8.04cm" svg:height="1.5cm" svg:x="4.431cm" svg:y="0.354cm" svg:viewBox="0 0 8041 1501" draw:points="0,0 8041,0 8041,1501 0,1501"><text:p/></draw:polygon><draw:polygon draw:style-name="gr37" draw:text-style-name="P51" svg:width="8.04cm" svg:height="0cm" svg:x="4.446cm" svg:y="0.774cm" svg:viewBox="0 0 8041 0" draw:points="0,0 8041,0"><text:p/></draw:polygon></draw:g><draw:g draw:style-name="gr14"><draw:path draw:style-name="gr38" draw:text-style-name="P52" svg:width="4.604cm" svg:height="0.319cm" svg:x="4.542cm" svg:y="0.928cm" svg:viewBox="0 0 4605 320" svg:d="M117 44v90h89v27h-89v90h-27v-90h-90v-27h90v-90zM388 138c7 2 14 7 20 15 7 8 14 19 20 32l33 66h-35l-31-62c-7-16-15-27-23-32-7-5-17-8-30-8h-36v102h-32v-241h73c28 0 48 6 62 17 13 12 20 29 20 52 0 16-3 28-10 38s-18 17-31 21zM306 37v85h41c16 0 28-3 36-10 8-8 12-18 12-33 0-14-4-24-12-31-8-8-20-11-36-11zM642 153v15h-137c2 20 8 36 19 47 11 10 26 16 46 16 11 0 22-2 33-5 10-2 21-7 32-12v28c-11 4-22 8-33 10-11 3-23 4-34 4-29 0-52-9-69-25-16-17-25-40-25-69s8-53 24-70 38-26 65-26c24 0 43 8 57 23 14 16 22 37 22 64zM612 144c0-16-5-29-14-38-9-10-20-15-35-15-16 0-30 5-40 14s-15 23-17 40zM840 142v109h-29v-108c0-17-4-30-10-39-7-8-17-12-30-12-16 0-29 5-38 15s-14 24-14 42v102h-30v-181h30v28c7-11 15-19 25-24s21-8 33-8c21 0 37 6 47 19 11 13 16 32 16 57zM1019 98v-98h29v251h-29v-27c-7 11-15 19-24 24-10 5-21 8-34 8-22 0-40-9-54-26-13-18-20-41-20-69 0-29 7-52 20-69 14-17 32-26 54-26 13 0 24 2 34 8 9 5 17 13 24 24zM918 161c0 22 4 39 13 51 9 13 21 19 37 19s28-6 37-19c9-12 14-29 14-51s-5-39-14-52c-9-12-21-18-37-18s-28 6-37 18c-9 13-13 30-13 52zM1264 153v15h-137c2 20 8 36 19 47 11 10 26 16 46 16 11 0 22-2 33-5 11-2 21-7 32-12v28c-11 4-22 8-33 10-11 3-22 4-34 4-29 0-52-9-68-25-17-17-26-40-26-69s8-53 24-70 38-26 65-26c24 0 43 8 57 23 15 16 22 37 22 64zM1234 144c0-16-5-29-14-38-8-10-20-15-35-15-16 0-30 5-40 14-9 9-15 23-17 40zM1417 98c-3-2-7-3-11-4s-8-2-13-2c-17 0-29 6-38 17s-14 26-14 47v95h-30v-181h30v28c6-11 14-19 24-24s23-8 37-8c2 0 4 0 7 0 2 1 5 1 8 1zM1531 160c-24 0-41 3-50 8-10 6-14 15-14 28 0 11 3 19 10 26 7 6 17 9 29 9 16 0 29-6 39-18 10-11 15-27 15-46v-7zM1590 148v103h-30v-27c-7 11-15 19-25 24s-23 8-37 8c-19 0-34-5-45-16-10-10-16-24-16-42 0-20 7-35 20-46 14-10 34-15 61-15h42v-3c0-14-5-24-14-32-8-7-21-11-37-11-11 0-21 1-30 4-10 2-20 6-29 11v-28c11-4 22-7 32-9s20-3 30-3c26 0 45 7 58 20 13 14 20 34 20 62zM1781 161c0-22-5-39-14-52-9-12-21-18-37-18s-28 6-37 18c-9 13-13 30-13 52s4 39 13 51c9 13 21 19 37 19s28-6 37-19c9-12 14-29 14-51zM1680 98c6-11 14-19 23-24 10-6 21-8 34-8 22 0 40 9 54 26 13 17 20 40 20 69 0 28-7 51-20 69-14 17-32 26-54 26-13 0-24-3-34-8-9-5-17-13-23-24v27h-30v-251h30zM1860 0h30v251h-30zM2106 153v15h-136c1 20 7 36 18 47 12 10 27 16 47 16 11 0 22-2 33-5 10-2 21-7 31-12v28c-10 4-21 8-32 10-11 3-23 4-34 4-29 0-52-9-69-25-17-17-25-40-25-69s8-53 24-70 38-26 65-26c24 0 43 8 57 23 14 16 21 37 21 64zM2077 144c0-16-5-29-14-38-9-10-20-15-35-15-17 0-30 5-40 14s-15 23-17 40zM2226 0c-14 25-25 49-32 74-7 24-10 48-10 73s3 50 10 74 18 49 32 74h-25c-17-26-29-51-37-75s-12-49-12-73 4-48 12-72c8-25 20-49 37-75zM2399 76v28c-8-5-17-8-26-10s-18-3-28-3c-15 0-26 2-33 6-8 5-11 12-11 21 0 7 2 12 8 16 5 4 16 8 31 11l11 3c21 4 36 10 44 19 9 8 14 19 14 34 0 17-7 30-20 40s-32 15-55 15c-9 0-20-1-30-3-11-2-22-5-33-9v-30c11 5 22 10 32 13 11 2 21 4 32 4 14 0 25-3 32-7 8-5 11-12 11-21 0-8-2-14-8-18-5-4-17-9-36-13l-10-2c-18-4-31-10-40-18-8-8-12-19-12-33 0-17 6-30 18-39 12-10 29-14 51-14 11 0 22 1 31 2 10 2 19 4 27 8zM2611 153v15h-137c2 20 8 36 19 47 11 10 26 16 46 16 11 0 22-2 33-5 11-2 21-7 32-12v28c-11 4-22 8-33 10-11 3-23 4-34 4-29 0-52-9-69-25-16-17-25-40-25-69s8-53 24-70 38-26 65-26c24 0 43 8 57 23 15 16 22 37 22 64zM2581 144c0-16-5-29-14-38-9-10-20-15-35-15-16 0-30 5-40 14s-15 23-17 40zM2689 19v51h61v23h-61v98c0 15 2 25 6 29s12 6 24 6h31v25h-31c-23 0-38-4-47-13-9-8-13-24-13-47v-98h-22v-23h22v-51zM2818 19v51h61v23h-61v98c0 15 2 25 6 29s12 6 25 6h30v25h-30c-23 0-39-4-48-13-8-8-13-24-13-47v-98h-21v-23h21v-51zM2918 70h30v181h-30zM2918 0h30v37h-30zM3160 142v109h-30v-108c0-17-3-30-10-39-6-8-16-12-30-12-16 0-28 5-37 15-10 10-14 24-14 42v102h-30v-181h30v28c7-11 15-19 25-24 9-5 20-8 33-8 21 0 36 6 47 19s16 32 16 57zM3338 159c0-22-4-39-13-51-9-11-21-17-37-17s-29 6-38 17c-8 12-13 29-13 51 0 21 5 38 13 49 9 12 22 18 38 18s28-6 37-18c9-11 13-28 13-49zM3368 229c0 30-7 53-20 68-14 15-35 23-63 23-11 0-20-1-30-3-9-1-18-3-27-7v-29c9 5 18 9 26 11 9 2 17 3 26 3 20 0 34-5 44-15s14-26 14-46v-15c-6 11-14 19-23 24-10 5-21 8-35 8-22 0-39-8-53-25s-20-40-20-67c0-28 6-51 20-68s31-25 53-25c14 0 25 2 35 8 9 5 17 13 23 24v-28h30zM3544 76v28c-8-5-17-8-26-10s-18-3-28-3c-15 0-26 2-33 6-7 5-11 12-11 21 0 7 2 12 8 16 5 4 16 8 32 11l10 3c21 4 36 10 44 19 9 8 14 19 14 34 0 17-7 30-20 40s-32 15-55 15c-9 0-20-1-30-3-11-2-22-5-33-9v-30c11 5 22 10 32 13 11 2 21 4 32 4 14 0 25-3 32-7 8-5 11-12 11-21 0-8-2-14-8-18-5-4-17-9-35-13l-11-2c-18-4-31-10-40-18-8-8-12-19-12-33 0-17 6-30 18-39 12-10 29-14 51-14 11 0 22 1 31 2 10 2 19 4 27 8zM3714 210h34v41h-34zM3714 80h34v41h-34zM4042 98v-98h29v251h-29v-27c-6 11-14 19-24 24-9 5-21 8-34 8-22 0-40-9-53-26-14-18-21-41-21-69 0-29 7-52 21-69 13-17 31-26 53-26 13 0 25 2 34 8 10 5 18 13 24 24zM3941 161c0 22 4 39 13 51 9 13 21 19 37 19s28-6 37-19c9-12 14-29 14-51s-5-39-14-52c-9-12-21-18-37-18s-28 6-37 18c-9 13-13 30-13 52zM4132 70h30v181h-30zM4132 0h30v37h-30zM4354 77v28c-8-5-17-8-25-10-9-3-17-4-26-4-19 0-34 6-45 18-10 13-16 30-16 52s6 39 16 51c11 12 26 19 45 19 9 0 17-2 26-4 8-2 17-6 25-10v27c-8 4-17 7-26 9s-18 3-28 3c-27 0-49-9-65-26s-24-40-24-69c0-30 8-53 24-70 17-17 39-25 67-25 9 0 18 1 27 3 8 2 17 4 25 8zM4435 19v51h61v23h-61v98c0 15 2 25 6 29s12 6 25 6h30v25h-30c-23 0-39-4-48-13-8-8-13-24-13-47v-98h-21v-23h21v-51zM4531 0h26c16 26 28 50 36 75 8 24 12 48 12 72s-4 49-12 73-20 49-36 75h-26c14-25 25-50 32-74s10-49 10-74-3-49-10-73c-7-25-18-49-32-74z"><text:p/></draw:path></draw:g><draw:g draw:style-name="gr14"><draw:path draw:style-name="gr39" draw:text-style-name="P52" svg:width="7.774cm" svg:height="0.319cm" svg:x="4.542cm" svg:y="1.348cm" svg:viewBox="0 0 7775 320" svg:d="M117 44v90h90v28h-90v90h-27v-90h-90v-28h90v-90zM389 98c-3-1-7-3-11-3-3-1-8-2-12-2-16 0-30 6-41 18-12 12-20 28-24 49l-18 92h-30l36-181h29l-5 28c7-10 17-18 28-24s22-8 35-8c3 0 6 0 9 0s6 1 9 2zM536 145c1-2 1-3 1-5s0-4 0-6c0-13-4-23-11-31-8-7-18-11-32-11s-27 4-39 14c-11 9-19 22-25 39zM562 168h-138c0 4-1 8-1 10s0 4 0 6c0 15 4 27 13 35 10 8 23 12 39 12 13 0 25-1 37-4 11-3 22-7 32-13l-6 29c-10 5-21 8-33 10-11 2-22 3-34 3-25 0-45-6-58-18s-20-29-20-51c0-19 3-36 10-52s16-31 29-44c9-8 19-14 30-18 12-4 24-6 37-6 21 0 37 6 49 18s18 29 18 49c0 5 0 11-1 16-1 6-2 12-3 18zM765 143l-22 109h-29l21-108c1-5 1-10 2-14s1-7 1-9c0-9-3-16-9-21-5-5-13-8-24-8-15 0-29 6-41 16-11 11-19 25-22 43l-20 101h-30l35-181h30l-6 28c8-10 18-18 30-24 11-6 24-8 36-8 16 0 29 4 37 12 9 9 13 21 13 37 0 4 0 8 0 12-1 5-1 9-2 15zM928 225c-8 10-17 18-28 23-11 6-23 8-36 8-18 0-33-6-43-18s-16-29-16-51c0-18 4-35 10-51s15-31 27-43c8-9 17-15 27-20 10-4 21-6 32-6s22 2 30 8c9 6 16 14 21 24l19-99h30l-49 252h-30zM836 182c0 16 4 28 11 36 7 9 16 14 29 14 9 0 18-3 26-7 7-5 14-11 20-20 7-9 12-19 15-31 4-12 6-24 6-35 0-15-4-27-11-35-7-9-16-13-29-13-9 0-18 2-26 7-8 4-15 10-20 19-7 9-12 19-15 31-4 12-6 23-6 34zM1158 145c1-2 1-3 1-5s0-4 0-6c0-13-3-23-11-31-8-7-18-11-31-11-15 0-28 4-39 14-12 9-20 22-26 39zM1184 168h-138c0 4-1 8-1 10s0 4 0 6c0 15 4 27 13 35 10 8 23 12 39 12 13 0 25-1 37-4 11-3 22-7 32-13l-6 29c-10 5-21 8-33 10-11 2-22 3-34 3-25 0-44-6-58-18-13-12-20-29-20-51 0-19 3-36 10-52s16-31 29-44c9-8 19-14 30-18 12-4 24-6 37-6 21 0 37 6 49 18s18 29 18 49c0 5 0 11-1 16-1 6-2 12-3 18zM1350 98c-3-1-7-3-10-3-4-1-8-2-13-2-16 0-29 6-41 18s-20 28-24 49l-18 92h-30l36-181h29l-5 28c7-10 17-18 28-24s22-8 35-8c3 0 6 0 9 0s6 1 9 2zM1480 1c-29 35-50 69-64 101s-21 63-21 93c0 17 2 34 6 51 4 16 10 33 18 49h-25c-10-18-18-36-23-54-4-17-7-34-7-51 0-32 8-64 22-95 15-32 37-63 67-94zM1633 76l-6 28c-8-4-16-7-25-9-9-3-17-4-27-4-15 0-28 3-37 8-9 6-13 13-13 22 0 11 10 19 31 25 2 0 3 0 4 1l9 2c20 6 33 12 40 18 6 6 10 14 10 24 0 20-8 35-23 47s-35 18-60 18c-9 0-19-1-30-2-10-2-22-5-35-9l6-31c11 6 22 10 32 13 11 3 21 5 31 5 14 0 26-4 35-10s13-14 13-24-11-18-35-25h-3l-10-3c-16-4-27-9-34-16-7-6-10-15-10-25 0-19 7-34 22-46 14-11 34-16 59-16 9 0 19 0 28 2s19 4 28 7zM1700 0h30l-7 38h-30zM1687 71h29l-35 181h-30zM1928 71l-31 158c-6 31-17 54-34 69-16 15-39 22-67 22-11 0-20 0-29-2-9-1-17-4-25-7l5-29c8 5 15 8 24 11 8 2 16 3 26 3 18 0 34-5 46-16 12-10 20-25 24-44l3-13c-9 9-18 16-29 21s-23 8-36 8c-18 0-32-6-43-18-10-13-16-29-16-50 0-17 4-33 10-49s15-31 27-43c7-8 16-14 26-19 10-4 21-6 32-6 12 0 23 2 32 8s16 14 20 24l5-28zM1883 137c0-14-3-26-10-34s-17-12-29-12c-8 0-16 2-23 5s-13 8-18 13c-8 9-14 20-19 33-5 12-7 25-7 39 0 15 4 26 11 34 6 8 16 12 29 12 19 0 35-9 48-26 12-17 18-38 18-64zM2125 143l-21 109h-30l21-108c1-5 2-10 2-14 1-4 1-7 1-9 0-9-3-16-9-21-5-5-13-8-24-8-15 0-29 6-41 16-11 11-19 25-22 43l-20 101h-30l35-181h30l-6 28c8-10 18-18 30-24 11-6 24-8 36-8 16 0 29 4 37 12 9 9 14 21 14 37 0 4-1 8-1 12-1 5-1 9-2 15zM2327 149l-20 103h-29l5-28c-9 11-18 19-30 24-11 6-23 8-37 8-15 0-28-4-38-14-9-9-14-21-14-36 0-21 8-38 25-50s40-18 70-18h41l1-8c1-1 1-2 1-3s0-3 0-5c0-10-4-17-12-22-7-6-18-8-32-8-10 0-20 1-30 3-10 3-21 7-32 12l6-28c11-4 22-7 32-9 11-2 21-3 31-3 22 0 38 4 49 13 11 10 17 23 17 41 0 3-1 8-1 12-1 5-1 10-3 16zM2295 161h-29c-25 0-42 3-54 10-12 6-18 16-18 30 0 9 3 17 9 22 6 6 15 8 25 8 16 0 30-6 42-17 12-12 20-27 24-47zM2413 0h30l-49 252h-30zM2609 76l-5 28c-8-4-17-7-25-9-9-3-18-4-27-4-16 0-28 3-37 8-9 6-13 13-13 22 0 11 10 19 31 25 1 0 3 0 3 1l10 2c20 6 33 12 39 18 7 6 10 14 10 24 0 20-7 35-23 47-15 12-35 18-59 18-10 0-20-1-30-2-11-2-22-5-35-9l6-31c11 6 21 10 32 13 10 3 20 5 30 5 15 0 26-4 35-10s14-14 14-24-12-18-36-25h-3l-10-3c-15-4-26-9-33-16-7-6-10-15-10-25 0-19 7-34 21-46 15-11 34-16 59-16 10 0 19 0 29 2 9 2 18 4 27 7zM2772 81h34l-8 41h-34zM2746 211h34l-8 41h-34zM2993 11h33l-41 214h117l-5 27h-150zM3182 0h30l-8 38h-29zM3169 71h29l-35 181h-30zM3378 76l-5 28c-8-4-17-7-25-9-9-3-18-4-27-4-16 0-28 3-37 8-9 6-13 13-13 22 0 11 10 19 31 25 1 0 3 0 3 1l10 2c20 6 33 12 39 18 7 6 10 14 10 24 0 20-7 35-23 47-15 12-35 18-59 18-10 0-20-1-30-2-11-2-22-5-35-9l6-31c10 6 21 10 32 13 10 3 20 5 30 5 15 0 26-4 35-10s14-14 14-24-12-18-36-25h-3l-10-3c-15-4-26-9-33-16-7-6-11-15-11-25 0-19 8-34 22-46 15-11 34-16 59-16 10 0 19 0 29 2 9 2 18 4 27 7zM3525 71l-5 23h-59l-19 98c-1 4-1 7-1 9-1 3-1 5-1 6 0 7 2 12 6 15s11 5 20 5h30l-5 25h-28c-18 0-31-4-40-11-8-7-13-17-13-31 0-2 1-5 1-8s1-6 1-10l19-98h-25l5-23h25l10-51h29l-10 51zM3690 0h68l-4 24h-39l-48 248h39l-5 23h-68zM3926 149l-20 103h-30l6-28c-9 11-19 19-30 24-11 6-24 8-37 8-16 0-28-4-38-14-10-9-15-21-15-36 0-21 9-38 25-50 17-12 41-18 70-18h41l2-8c0-1 0-2 0-3 1-1 1-3 1-5 0-10-4-17-12-22-8-6-19-8-33-8-10 0-20 1-30 3-10 3-20 7-31 12l5-28c11-4 22-7 33-9s21-3 31-3c21 0 37 4 48 13 12 10 17 23 17 41 0 3 0 8-1 12 0 5-1 10-2 16zM3894 161h-30c-24 0-42 3-54 10-11 6-17 16-17 30 0 9 3 17 9 22 6 6 14 8 25 8 16 0 30-6 42-17 12-12 20-27 24-47zM4098 98c-3-1-6-3-10-3-4-1-8-2-12-2-16 0-30 6-42 18s-19 28-23 49l-19 92h-29l35-181h30l-6 28c8-10 17-18 28-24s23-8 35-8c3 0 6 0 10 0 3 0 6 1 9 2zM4234 98c-3-1-6-3-10-3-4-1-8-2-12-2-16 0-30 6-42 18s-19 28-23 49l-19 92h-29l35-181h30l-6 28c8-10 17-18 28-24s23-8 35-8c3 0 6 0 10 0 3 0 6 1 9 2zM4400 149l-20 103h-29l5-28c-9 11-19 19-30 24-11 6-23 8-37 8-15 0-28-4-38-14-9-9-14-21-14-36 0-21 8-38 25-50s40-18 69-18h42l1-8c1-1 1-2 1-3s0-3 0-5c0-10-4-17-12-22-8-6-18-8-32-8-10 0-20 1-30 3-10 3-21 7-32 12l6-28c11-4 22-7 32-9 11-2 21-3 31-3 22 0 38 4 49 13 11 10 17 23 17 41 0 3-1 8-1 12-1 5-1 10-3 16zM4368 161h-29c-25 0-43 3-54 10-12 6-18 16-18 30 0 9 3 17 9 22 6 6 14 8 25 8 16 0 30-6 42-17 12-12 20-27 24-47zM4507 268c-13 24-25 38-33 44-9 6-20 8-33 8h-24l5-24h17c9 0 16-3 22-7 5-5 12-14 19-27l9-17-40-174h32l30 138 82-138h32zM4625 211h34l-6 27-36 52h-21l23-52zM4884 143l-21 109h-30l21-108c1-5 2-10 2-14 1-4 1-7 1-9 0-9-3-16-8-21-6-5-14-8-24-8-16 0-30 6-41 16-12 11-19 25-23 43l-20 101h-29l35-181h29l-6 28c9-10 19-18 30-24 12-6 24-8 37-8 16 0 28 4 37 12 9 9 13 21 13 37 0 4 0 8-1 12 0 5-1 9-2 15zM5048 225c-8 10-18 18-29 23-10 6-22 8-36 8-18 0-32-6-43-18-10-12-15-29-15-51 0-18 3-35 9-51 7-16 16-31 28-43 8-9 17-15 27-20 10-4 20-6 31-6 12 0 22 2 31 8s16 14 20 24l20-99h30l-49 252h-30zM4956 182c0 16 3 28 10 36 7 9 17 14 29 14 10 0 18-3 26-7 8-5 15-11 21-20s11-19 15-31 5-24 5-35c0-15-3-27-10-35-7-9-17-13-29-13-10 0-18 2-26 7-8 4-15 10-21 19s-11 19-15 31-5 23-5 34zM5296 149l-20 103h-29l5-28c-9 11-19 19-30 24-11 6-23 8-37 8-15 0-28-4-38-14-9-9-14-21-14-36 0-21 8-38 25-50s40-18 69-18h42l1-8c1-1 1-2 1-3s0-3 0-5c0-10-4-17-12-22-8-6-18-8-33-8-9 0-19 1-29 3-10 3-21 7-32 12l6-28c11-4 22-7 32-9 11-2 21-3 31-3 22 0 38 4 49 13 11 10 17 23 17 41 0 3-1 8-1 12-1 5-2 10-3 16zM5264 161h-29c-25 0-43 3-54 10-12 6-18 16-18 30 0 9 3 17 9 22 6 6 14 8 25 8 16 0 30-6 42-17 12-12 20-27 24-47zM5469 98c-3-1-7-3-11-3-4-1-8-2-12-2-16 0-30 6-41 18-12 12-20 28-24 49l-18 92h-30l35-181h30l-6 28c8-10 18-18 28-24 11-6 23-8 35-8 4 0 7 0 10 0s6 1 9 2zM5605 98c-3-1-7-3-11-3-4-1-8-2-12-2-16 0-30 6-41 18-12 12-20 28-24 49l-18 92h-30l35-181h30l-6 28c8-10 18-18 28-24 11-6 23-8 35-8 4 0 7 0 10 0s6 1 9 2zM5771 149l-20 103h-30l5-28c-8 11-18 19-29 24-11 6-24 8-37 8-16 0-28-4-38-14-10-9-15-21-15-36 0-21 8-38 25-50s40-18 70-18h41l2-8c0-1 0-2 0-3s0-3 0-5c0-10-4-17-11-22-8-6-19-8-33-8-10 0-20 1-30 3-10 3-20 7-31 12l5-28c11-4 22-7 33-9 10-2 21-3 31-3 21 0 37 4 48 13 11 10 17 23 17 41 0 3 0 8-1 12 0 5-1 10-2 16zM5739 161h-30c-24 0-42 3-54 10-11 6-17 16-17 30 0 9 3 17 9 22 6 6 14 8 24 8 16 0 31-6 43-17 12-12 20-27 23-47zM5878 268c-14 24-25 38-34 44-8 6-19 8-33 8h-23l5-24h17c8 0 15-3 21-7 6-5 12-14 19-27l10-17-40-174h31l30 138 83-138h31zM6104 0l-57 295h-68l4-23h39l48-248h-38l4-24zM6100 295c28-35 50-69 64-101 13-32 20-63 20-93 0-17-2-34-6-50-4-17-10-34-18-50h26c10 18 17 36 22 54 5 17 7 34 7 51 0 32-7 64-22 95-15 32-37 63-67 94zM6405 81h34l-8 41h-34zM6379 211h34l-8 41h-34zM6626 11h76c22 0 38 5 50 15 11 10 17 25 17 45 0 26-8 47-25 62-17 14-41 22-72 22h-41l-19 97h-32zM6654 37l-18 91h41c19 0 33-5 43-14 10-10 15-23 15-41 0-11-4-20-10-26-7-6-16-10-29-10zM6830 0h30l-7 38h-30zM6817 71h29l-35 181h-30zM7059 71l-82 89 50 92h-34l-38-72-66 72h-36l89-96-48-85h34l35 65 61-65zM7353 143l-21 109h-30l21-108c1-5 2-9 2-12 0-4 1-7 1-9 0-10-3-17-8-23-6-5-13-8-23-8-14 0-27 6-38 17-12 10-19 24-22 42l-20 101h-30l21-108c1-4 2-8 2-11 1-4 1-7 1-10 0-9-3-17-8-22-6-6-13-9-22-9-15 0-28 6-39 17-12 10-19 24-22 42l-20 101h-30l36-181h29l-5 28c8-11 17-19 28-24 11-6 22-8 35-8s23 3 32 10c8 7 13 16 15 29 9-13 20-23 31-29 12-7 25-10 38-10 16 0 28 4 36 13s13 21 13 38c0 3-1 7-1 12 0 4-1 8-2 13zM7556 149l-21 103h-29l5-28c-8 11-18 19-29 24-12 6-24 8-38 8-15 0-28-4-37-14-10-9-15-21-15-36 0-21 8-38 25-50s40-18 70-18h41l2-8c0-1 0-2 0-3s0-3 0-5c0-10-4-17-12-22-7-6-18-8-32-8-10 0-20 1-30 3-10 3-21 7-31 12l5-28c11-4 22-7 32-9 11-2 22-3 32-3 21 0 37 4 48 13 11 10 17 23 17 41 0 3 0 8-1 12 0 5-1 10-2 16zM7524 161h-30c-24 0-42 3-54 10-12 6-17 16-17 30 0 9 2 17 8 22 6 6 15 8 25 8 16 0 30-6 42-17 12-12 20-27 24-47zM7744 140c0-16-3-28-10-36s-17-13-29-13c-9 0-18 3-26 7-8 5-15 11-21 20-6 8-11 19-15 31-3 12-5 24-5 36 0 15 3 26 10 34s17 13 29 13c10 0 18-3 26-7 8-5 15-11 21-19 6-9 11-20 15-31 4-12 5-24 5-35zM7653 98c8-10 17-18 28-23 11-6 23-8 36-8 18 0 33 6 43 18s15 29 15 51c0 17-3 35-9 51-7 16-16 30-28 43-8 9-17 15-27 20-10 4-20 6-31 6-13 0-24-2-33-8-8-5-15-13-19-23l-19 95h-29l48-249h30z"><text:p/></draw:path></draw:g><draw:g draw:style-name="gr14"><draw:path draw:style-name="gr40" draw:text-style-name="P52" svg:width="2.087cm" svg:height="0.255cm" svg:x="7.387cm" svg:y="0.448cm" svg:viewBox="0 0 2088 256" svg:d="M88 117c13 0 22-2 28-7s9-13 9-24-3-19-9-23c-6-5-15-7-28-7h-26v61zM62 160v92h-62v-241h95c31 0 55 5 69 16 15 10 23 27 23 50 0 16-4 29-12 39-8 11-19 18-35 23 9 2 16 6 23 13s14 17 21 31l33 69h-66l-29-60c-6-12-12-21-18-25s-14-7-24-7zM432 161v16h-135c1 14 6 24 14 31 9 7 21 10 36 10 12 0 24-2 37-5 13-4 26-10 39-17v45c-14 5-27 9-41 11-13 3-27 4-41 4-32 0-58-8-76-25-18-16-27-40-27-70 0-29 9-52 26-69 18-17 43-26 74-26 28 0 51 9 68 26s26 40 26 69zM372 142c0-11-3-20-9-27-7-7-15-10-25-10-11 0-21 3-28 9-7 7-11 16-13 28zM657 142v110h-58v-18-67c0-15-1-26-1-32-1-6-2-10-4-13-2-4-5-7-9-9s-8-3-13-3c-12 0-22 5-29 14s-10 22-10 39v89h-58v-181h58v26c9-10 18-18 28-23 9-5 20-8 32-8 21 0 37 7 47 20 11 12 17 31 17 56zM833 97v-97h59v252h-59v-27c-7 11-16 19-26 24-9 5-20 7-33 7-22 0-41-8-55-26s-21-41-21-69 7-50 21-68 33-27 55-27c12 0 23 3 33 8s19 13 26 23zM795 214c13 0 22-4 29-13 6-9 9-22 9-40 0-17-3-30-9-39-7-9-16-14-29-14-12 0-21 5-28 14-6 9-9 22-9 39 0 18 3 31 9 40 7 9 16 13 28 13zM1128 161v16h-135c1 14 6 24 14 31 9 7 20 10 35 10 13 0 25-2 38-5 12-4 26-10 39-17v45c-14 5-27 9-41 11-14 3-27 4-41 4-33 0-58-8-76-25-18-16-27-40-27-70 0-29 9-52 26-69 18-17 43-26 74-26 28 0 51 9 68 26s26 40 26 69zM1068 142c0-11-3-20-9-27-7-7-15-10-25-10-12 0-21 3-28 9-7 7-11 16-13 28zM1305 120c-5-2-10-4-15-5s-10-2-15-2c-15 0-26 5-34 14-8 10-12 24-12 41v84h-58v-181h58v29c7-11 16-20 25-25 10-6 22-9 35-9 2 0 4 1 6 1 3 0 6 0 10 1zM1415 170c-12 0-21 2-27 6s-9 11-9 18c0 8 2 14 7 18s12 6 21 6c11 0 20-4 27-12 8-8 11-17 11-29v-7zM1503 148v104h-58v-27c-8 11-16 19-26 24s-21 7-35 7c-19 0-34-5-46-16-11-11-17-25-17-43 0-21 7-36 22-46 14-10 37-15 68-15h34v-5c0-9-3-15-11-20-7-4-18-6-33-6-13 0-24 1-35 4-10 2-20 6-29 11v-44c12-3 24-6 37-7 12-2 25-3 37-3 33 0 56 7 71 20 14 13 21 33 21 62zM1654 214c12 0 21-4 28-13 6-9 10-22 10-40 0-17-4-30-10-39-7-9-16-14-28-14-13 0-22 5-29 14s-10 22-10 39 3 31 10 40 16 13 29 13zM1615 97c8-10 17-18 27-23 9-5 20-8 33-8 22 0 41 9 55 27s21 40 21 68-7 51-21 69-33 26-55 26c-13 0-24-2-33-7-10-5-19-13-27-24v27h-58v-252h58zM1794 0h58v252h-58zM2088 161v16h-135c1 14 6 24 15 31 8 7 20 10 35 10 12 0 24-2 37-5 13-4 26-10 39-17v45c-13 5-27 9-41 11-13 3-27 4-41 4-32 0-58-8-76-25-18-16-27-40-27-70 0-29 9-52 27-69s42-26 73-26c29 0 51 9 68 26s26 40 26 69zM2029 142c0-11-4-20-10-27s-15-10-25-10c-11 0-20 3-27 9-7 7-12 16-13 28z"><text:p/></draw:path></draw:g><draw:g draw:style-name="gr14"><draw:polygon draw:style-name="gr41" draw:text-style-name="P51" svg:width="4.08cm" svg:height="1.2cm" svg:x="3.712cm" svg:y="4.345cm" svg:viewBox="0 0 4081 1201" draw:points="0,0 4081,0 4081,1201 0,1201"><text:p/></draw:polygon><draw:polygon draw:style-name="gr42" draw:text-style-name="P51" svg:width="4.08cm" svg:height="0cm" svg:x="3.727cm" svg:y="4.764cm" svg:viewBox="0 0 4081 0" draw:points="0,0 4081,0"><text:p/></draw:polygon></draw:g><draw:g draw:style-name="gr14"><draw:path draw:style-name="gr43" draw:text-style-name="P52" svg:width="3.727cm" svg:height="0.255cm" svg:x="3.87cm" svg:y="4.438cm" svg:viewBox="0 0 3728 256" svg:d="M174 18v51c-13-6-26-10-39-13s-24-5-36-5c-14 0-25 2-32 6-8 4-11 11-11 19 0 7 2 12 7 15 5 4 14 7 26 10l27 5c26 5 45 14 57 25 11 11 17 26 17 46 0 27-8 47-24 60s-40 19-72 19c-15 0-31-1-46-4-16-3-31-7-46-13v-53c15 9 30 15 44 19 15 4 29 6 42 6s24-2 31-7c7-4 11-11 11-19s-3-13-8-17c-5-5-14-8-29-11l-24-6c-24-5-42-13-53-24-11-12-16-27-16-46 0-24 7-43 23-56 15-13 38-19 67-19 13 0 26 1 40 3s29 5 44 9zM305 19v52h59v41h-59v77c0 8 1 14 5 17 3 3 10 4 19 4h30v42h-49c-23 0-39-5-49-15-9-9-14-25-14-48v-77h-29v-41h29v-52zM400 71h57v181h-57zM400 0h57v47h-57zM680 101c8-12 16-20 26-26s21-9 33-9c21 0 37 7 48 19 11 13 16 32 16 56v111h-58v-95c0-1 0-3 0-4 0-2 0-4 0-7 0-12-1-22-5-27-4-6-10-9-18-9-11 0-20 4-26 13s-9 23-9 40v89h-58v-95c0-20-2-33-5-38-4-6-10-9-19-9-11 0-19 4-25 14-6 9-9 22-9 39v89h-58v-181h58v26c7-10 15-18 24-23s19-8 30-8c13 0 24 3 34 9 9 6 16 15 21 26zM855 181v-110h58v18c0 10 0 22 0 37 0 14 0 24 0 29 0 15 0 25 1 32 1 6 2 11 4 14s5 6 9 8 8 3 13 3c12 0 22-4 29-13 7-10 10-23 10-39v-89h58v181h-58v-27c-9 11-18 19-28 24-9 5-20 7-32 7-21 0-36-6-47-19s-17-31-17-56zM1093 0h57v252h-57zM1204 181v-110h58v18c0 10 0 22 0 37 0 14 0 24 0 29 0 15 0 25 1 32 1 6 2 11 4 14s5 6 9 8 8 3 13 3c12 0 22-4 29-13 6-10 10-23 10-39v-89h58v181h-58v-27c-9 11-18 19-28 24s-20 7-32 7c-21 0-37-6-48-19-10-13-16-31-16-56zM1582 76v44c-12-5-24-9-35-11-12-3-23-4-33-4-11 0-19 1-24 4-6 3-8 7-8 13 0 4 2 8 6 10 4 3 11 4 21 6l10 1c30 4 50 10 60 19 10 8 15 22 15 40 0 20-7 34-21 44-14 9-35 14-63 14-12 0-25-1-37-3-13-2-26-4-40-8v-44c12 6 24 10 36 13 12 2 24 4 37 4 11 0 19-2 25-5s9-8 9-14c0-5-2-9-6-11-4-3-12-5-24-6l-10-2c-26-3-44-9-54-17-10-9-15-22-15-40 0-19 6-34 19-43s34-14 61-14c10 0 21 1 33 3 12 1 25 4 38 7zM1729 117c13 0 22-2 28-7 5-5 8-13 8-24s-3-19-8-23c-6-5-15-8-28-8h-26v62zM1703 160v92h-62v-242h94c32 0 55 6 70 16 15 11 22 28 22 51 0 16-4 29-11 39-8 10-20 18-35 23 8 2 16 6 23 13 6 7 13 17 20 31l34 69h-66l-30-60c-6-12-12-21-18-25-6-5-14-7-24-7zM2072 161v16h-135c2 14 7 24 15 31 8 6 20 10 35 10 12 0 25-2 37-6 13-3 26-9 40-16v45c-14 5-28 9-41 11-14 3-28 4-41 4-33 0-58-8-77-25-18-16-27-40-27-70 0-29 9-52 27-69s42-26 73-26c29 0 52 9 69 26s25 40 25 69zM2013 141c0-11-3-19-10-26-6-7-15-10-25-10-11 0-20 3-27 9s-11 16-13 27zM2297 141v111h-58v-18-67c0-15 0-26-1-32s-2-10-4-13c-2-4-5-7-9-9s-8-3-13-3c-12 0-21 5-28 14s-11 22-11 39v89h-57v-181h57v26c9-10 18-18 28-23s21-8 32-8c21 0 37 7 48 19 11 13 16 32 16 56zM2474 97v-97h58v252h-58v-27c-8 11-17 19-26 24-10 5-21 7-34 7-22 0-40-9-54-26-15-18-22-41-22-69s7-50 22-68c14-18 32-27 54-27 13 0 24 3 33 8 10 5 19 13 27 23zM2436 214c12 0 21-4 28-13 6-9 10-23 10-40s-4-30-10-39c-7-9-16-14-28-14-13 0-22 5-28 14-7 9-10 22-10 39s3 31 10 40c6 9 15 13 28 13zM2768 161v16h-135c1 14 6 24 15 31 8 6 20 10 35 10 12 0 24-2 37-6 13-3 26-9 39-16v45c-13 5-27 9-41 11-13 3-27 4-41 4-32 0-58-8-76-25-18-16-27-40-27-70 0-29 9-52 27-69 17-17 42-26 73-26 28 0 51 9 68 26s26 40 26 69zM2708 141c0-11-3-19-9-26-7-7-15-10-25-10-11 0-20 3-27 9s-12 16-14 27zM2945 120c-5-2-10-4-15-5s-10-2-15-2c-15 0-26 5-34 14-8 10-12 23-12 41v84h-58v-181h58v29c7-11 16-20 25-25 10-6 22-9 35-9 2 0 4 0 6 1 3 0 6 0 10 1zM3055 170c-12 0-21 2-27 6s-9 10-9 18 2 13 7 18c5 4 12 6 21 6 11 0 20-4 27-12 8-8 11-18 11-29v-7zM3143 148v104h-58v-27c-7 11-16 19-26 24s-21 7-35 7c-19 0-34-5-46-16-11-11-17-25-17-43 0-21 7-37 22-46 14-10 37-15 68-15h34v-5c0-9-3-16-11-20-7-4-18-6-33-6-13 0-24 1-35 3-10 3-20 7-29 12v-45c12-3 24-5 37-6 12-2 25-3 37-3 33 0 56 7 71 20 14 12 21 33 21 62zM3293 214c13 0 22-4 29-13 6-9 10-23 10-40s-4-30-10-39c-7-9-16-14-29-14-12 0-21 5-28 14s-10 22-10 39 3 31 10 40 16 13 28 13zM3255 97c8-10 17-18 27-23 9-5 20-8 33-8 22 0 40 9 55 27 14 18 21 40 21 68s-7 51-21 69c-15 17-33 26-55 26-13 0-24-2-33-7-10-5-19-13-27-24v27h-58v-252h58zM3434 0h58v252h-58zM3728 161v16h-135c1 14 6 24 14 31 9 6 21 10 36 10 12 0 24-2 37-6 13-3 26-9 39-16v45c-14 5-27 9-41 11-13 3-27 4-41 4-32 0-58-8-76-25-18-16-27-40-27-70 0-29 9-52 27-69 17-17 42-26 73-26 28 0 51 9 68 26s26 40 26 69zM3668 141c0-11-3-19-9-26-7-7-15-10-25-10-11 0-21 3-28 9s-11 16-13 27z"><text:p/></draw:path></draw:g><draw:g draw:style-name="gr14"><draw:polygon draw:style-name="gr44" draw:text-style-name="P51" svg:width="3.81cm" svg:height="1.2cm" svg:x="9.802cm" svg:y="4.345cm" svg:viewBox="0 0 3811 1201" draw:points="0,0 3811,0 3811,1201 0,1201"><text:p/></draw:polygon><draw:polygon draw:style-name="gr45" draw:text-style-name="P51" svg:width="3.81cm" svg:height="0cm" svg:x="9.816cm" svg:y="4.764cm" svg:viewBox="0 0 3811 0" draw:points="0,0 3811,0"><text:p/></draw:polygon></draw:g><draw:g draw:style-name="gr14"><draw:path draw:style-name="gr46" draw:text-style-name="P52" svg:width="3.449cm" svg:height="0.322cm" svg:x="9.96cm" svg:y="4.438cm" svg:viewBox="0 0 3450 323" svg:d="M174 17v51c-13-5-26-10-39-13-12-3-24-4-35-4-15 0-26 2-33 6s-11 10-11 19c0 6 2 11 7 15s14 7 26 9l27 6c26 5 45 13 57 24 11 11 17 27 17 47 0 27-8 46-24 59s-40 20-72 20c-15 0-31-2-46-5-15-2-31-7-46-12v-53c15 8 30 14 44 19 15 4 29 6 42 6 14 0 24-3 31-7 7-5 11-11 11-19s-3-14-8-18c-4-4-14-8-29-11l-24-5c-24-5-41-14-53-25-11-11-16-27-16-46 0-24 8-42 23-55 16-13 38-20 67-20 13 0 27 1 41 4 14 1 28 4 43 8zM242 70h57v181h-57zM242 0h57v47h-57zM478 220c-8 11-17 19-26 24-10 5-21 7-33 7-22 0-41-9-55-26s-22-40-22-66c0-28 8-50 22-67s33-26 55-26c12 0 23 3 33 8 9 4 18 12 26 23v-27h58v163c0 29-9 51-28 67-18 15-44 23-79 23-11 0-22-1-33-3-10-2-21-4-32-8v-45c10 6 20 10 30 13s19 4 29 4c19 0 33-4 42-12s13-21 13-39zM440 108c-12 0-21 4-28 13s-10 21-10 38c0 16 3 29 10 37 6 9 16 13 28 13s21-4 28-13 10-21 10-37c0-17-3-29-10-38s-16-13-28-13zM773 141v110h-58v-18-66c0-16 0-27-1-33-1-5-2-10-3-13-3-3-6-6-10-8-3-3-8-4-13-4-12 0-21 5-28 14-7 10-11 23-11 39v89h-57v-181h57v27c9-11 18-19 28-24s21-7 33-7c20 0 36 6 47 19s16 31 16 56zM908 170c-12 0-21 2-27 6s-9 10-9 18c0 7 2 13 7 17s12 6 20 6c11 0 20-3 28-11 7-8 11-18 11-30v-6zM996 148v103h-58v-27c-8 11-16 19-26 24s-22 8-35 8c-19 0-34-6-46-16-12-11-17-26-17-43 0-21 7-37 21-47 15-10 38-15 69-15h34v-4c0-9-4-16-11-20-7-5-18-7-34-7-12 0-23 1-34 4-11 2-21 6-30 11v-44c13-3 25-5 38-7 12-1 24-2 37-2 33 0 56 6 70 19 15 13 22 34 22 63zM1050 0h58v251h-58zM1305 76v44c-13-5-25-9-36-12-12-2-23-4-33-4-11 0-19 2-24 4-5 3-8 7-8 13 0 5 2 8 6 11 4 2 11 4 22 5l10 2c29 3 49 10 59 18 11 9 16 22 16 41s-7 34-22 43c-14 10-35 15-63 15-12 0-24-1-37-3s-26-5-39-8v-44c11 5 23 9 35 12s24 4 37 4c11 0 20-1 25-4 6-3 9-8 9-14 0-5-2-9-6-12-4-2-12-4-23-6l-11-1c-25-3-43-9-54-18-10-9-15-22-15-40 0-19 7-33 20-42 13-10 33-14 60-14 11 0 22 1 33 2 12 2 25 4 39 8zM1451 117c13 0 22-3 28-7 6-5 8-13 8-24s-2-19-8-24-15-7-28-7h-26v62zM1425 160v91h-62v-241h95c31 0 54 5 69 16 15 10 22 27 22 50 0 16-3 29-11 40-8 10-19 17-35 22 9 2 16 7 23 14 7 6 13 17 20 31l34 68h-66l-29-60c-6-12-12-20-18-25-6-4-15-6-25-6zM1794 160v17h-135c2 13 7 23 15 30 9 7 20 10 35 10 12 0 25-1 38-5 12-4 25-9 39-16v44c-14 5-27 9-41 12s-27 4-41 4c-33 0-58-8-76-25s-27-40-27-70 9-53 26-70c18-17 43-25 74-25 28 0 51 8 68 25 17 18 25 40 25 69zM1735 141c0-11-3-20-10-27-6-6-14-10-25-10s-20 3-27 10c-7 6-11 15-13 27zM2019 141v110h-58v-18-66c0-16 0-27-1-33 0-5-2-10-3-13-3-3-6-6-10-8-3-3-8-4-13-4-12 0-21 5-28 14-7 10-10 23-10 39v89h-58v-181h58v27c8-11 18-19 27-24 10-5 21-7 33-7 21 0 36 6 47 19s16 31 16 56zM2196 97v-97h58v251h-58v-26c-8 11-17 18-26 23-10 5-21 8-33 8-23 0-41-9-55-27-15-17-22-40-22-68s7-51 22-69c14-17 32-26 55-26 12 0 23 2 33 7 9 5 18 13 26 24zM2158 214c12 0 22-5 28-14 7-9 10-22 10-39s-3-31-10-40c-6-9-16-13-28-13s-22 4-28 13c-7 9-10 23-10 40s3 30 10 39c6 9 16 14 28 14zM2490 160v17h-135c1 13 6 23 15 30 8 7 20 10 35 10 12 0 24-1 37-5s26-9 39-16v44c-13 5-27 9-41 12-13 3-27 4-40 4-33 0-59-8-77-25s-27-40-27-70 9-53 27-70 42-25 73-25c29 0 51 8 68 25 17 18 26 40 26 69zM2431 141c0-11-4-20-10-27-6-6-15-10-25-10-11 0-20 3-27 10-7 6-12 15-13 27zM2668 119c-5-2-11-4-16-5s-10-2-15-2c-14 0-26 5-34 15-8 9-12 23-12 41v83h-58v-181h58v30c8-12 16-21 26-26 9-6 21-8 34-8 2 0 4 0 7 0 2 0 5 0 9 1zM2777 170c-12 0-21 2-27 6s-9 10-9 18c0 7 3 13 7 17 5 4 12 6 21 6 11 0 20-3 27-11 8-8 11-18 11-30v-6zM2866 148v103h-59v-27c-7 11-16 19-26 24-9 5-21 8-35 8-19 0-34-6-46-16-11-11-17-26-17-43 0-21 7-37 22-47 14-10 37-15 68-15h34v-4c0-9-3-16-10-20-8-5-19-7-34-7-12 0-24 1-35 4-10 2-20 6-29 11v-44c12-3 25-5 37-7 13-1 25-2 37-2 33 0 56 6 71 19 14 13 22 34 22 63zM3016 214c12 0 21-5 28-14 6-9 10-22 10-39s-4-31-10-40c-7-9-16-13-28-13-13 0-22 4-29 14-6 9-10 22-10 39s4 30 10 39c7 9 16 14 29 14zM2977 97c8-11 17-19 27-24 9-5 21-7 33-7 22 0 41 9 55 26 14 18 21 41 21 69s-7 51-21 68c-14 18-33 27-55 27-12 0-24-3-33-8-10-5-19-12-27-23v26h-57v-251h57zM3156 0h58v251h-58zM3450 160v17h-135c1 13 6 23 15 30 8 7 20 10 35 10 12 0 24-1 37-5s26-9 39-16v44c-13 5-27 9-41 12-13 3-27 4-41 4-32 0-58-8-76-25s-27-40-27-70 9-53 27-70 42-25 73-25c29 0 51 8 68 25 17 18 26 40 26 69zM3391 141c0-11-4-20-10-27-6-6-15-10-25-10-11 0-20 3-27 10-7 6-12 15-13 27z"><text:p/></draw:path></draw:g><draw:g draw:style-name="gr14"><draw:polygon draw:style-name="gr47" draw:text-style-name="P51" svg:width="0cm" svg:height="2.43cm" svg:x="5.752cm" svg:y="1.899cm" svg:viewBox="0 0 0 2431" draw:points="0,0 0,2431"><text:p/></draw:polygon><draw:polygon draw:style-name="gr48" draw:text-style-name="P50" svg:width="0.36cm" svg:height="0.36cm" svg:x="5.587cm" svg:y="1.899cm" svg:viewBox="0 0 361 361" draw:points="181,0 0,361 361,361"><text:p/></draw:polygon><draw:polygon draw:style-name="gr49" draw:text-style-name="P51" svg:width="0.36cm" svg:height="0.36cm" svg:x="5.572cm" svg:y="1.884cm" svg:viewBox="0 0 361 361" draw:points="181,0 0,361 361,361"><text:p/></draw:polygon></draw:g><draw:g draw:style-name="gr14"><draw:polygon draw:style-name="gr50" draw:text-style-name="P51" svg:width="0cm" svg:height="2.43cm" svg:x="11.691cm" svg:y="1.899cm" svg:viewBox="0 0 0 2431" draw:points="0,0 0,2431"><text:p/></draw:polygon><draw:polygon draw:style-name="gr51" draw:text-style-name="P50" svg:width="0.36cm" svg:height="0.36cm" svg:x="11.527cm" svg:y="1.899cm" svg:viewBox="0 0 361 361" draw:points="181,0 0,361 361,361"><text:p/></draw:polygon><draw:polygon draw:style-name="gr52" draw:text-style-name="P51" svg:width="0.36cm" svg:height="0.36cm" svg:x="11.512cm" svg:y="1.884cm" svg:viewBox="0 0 361 361" draw:points="180,0 0,361 361,361"><text:p/></draw:polygon></draw:g></draw:g><text:span text:style-name="T17">rSe recomienda la utilización del siguiente patrón de diseño para garantizar la máxima flexibilidad a la hora de implementa la funcionalidad de dibujo.</text:span></text:p>
      <text:h text:style-name="Heading_20_3" text:outline-level="3"><text:soft-page-break/>Almacenador</text:h>
      <text:p text:style-name="P31">Este bloque es el encargado de almacenar la información procesada de las señales en la memoria persistente del ordenador. <text:span text:style-name="T18">Se recomienda la implementación del siguiente diagrama de clases para garantizar que en un futuro se puedan implementar backends de almacenamiento alternativos como el ejemplo que se expone de NetworkStorable.</text:span></text:p>
      <text:p text:style-name="P31"><draw:g text:anchor-type="paragraph" draw:z-index="1" draw:name="Forma2" draw:style-name="gr13"><draw:g draw:style-name="gr14"><draw:polygon draw:style-name="gr15" draw:text-style-name="P50" svg:width="9.48cm" svg:height="5.79cm" svg:x="3.593cm" svg:y="0.321cm" svg:viewBox="0 0 9481 5791" draw:points="0,0 9481,0 9481,5791 0,5791"><text:p/></draw:polygon></draw:g><draw:g draw:style-name="gr14"><draw:polygon draw:style-name="gr16" draw:text-style-name="P51" svg:width="9.3cm" svg:height="2.34cm" svg:x="3.638cm" svg:y="0.366cm" svg:viewBox="0 0 9301 2341" draw:points="0,0 9301,0 9301,2341 0,2341"><text:p/></draw:polygon><draw:polygon draw:style-name="gr17" draw:text-style-name="P51" svg:width="9.3cm" svg:height="0cm" svg:x="3.653cm" svg:y="0.786cm" svg:viewBox="0 0 9301 0" draw:points="0,0 9301,0"><text:p/></draw:polygon></draw:g><draw:g draw:style-name="gr14"><draw:path draw:style-name="gr18" draw:text-style-name="P52" svg:width="7.834cm" svg:height="0.319cm" svg:x="3.748cm" svg:y="0.94cm" svg:viewBox="0 0 7835 320" svg:d="M117 44v90h90v27h-90v90h-27v-90h-90v-27h90v-90zM418 18v32c-12-6-24-10-35-13s-21-5-32-5c-17 0-31 4-41 11-9 7-14 16-14 29 0 11 3 19 10 24 6 6 18 10 36 13l20 4c24 5 42 13 53 25 12 12 18 27 18 47 0 23-8 41-24 53-15 12-38 18-69 18-11 0-23-1-36-4s-26-6-40-11v-34c13 7 26 13 39 17s25 5 37 5c19 0 33-3 44-11 10-7 15-17 15-31 0-12-4-21-11-28-7-6-19-11-36-15l-20-4c-24-4-42-12-52-22-11-11-17-25-17-43 0-22 8-38 23-51 15-12 35-18 62-18 11 0 23 1 34 3 12 2 24 5 36 9zM511 19v51h62v23h-62v99c0 14 2 24 6 28 5 4 13 6 25 6h31v25h-31c-23 0-39-4-47-13-9-8-13-24-13-46v-99h-22v-23h22v-51zM682 91c-16 0-29 6-38 19-9 12-14 29-14 51s5 39 14 51c9 13 22 19 38 19 15 0 28-7 37-19s14-29 14-51c0-21-5-38-14-51-9-12-22-19-37-19zM682 66c25 0 46 8 60 25 15 17 22 40 22 70s-7 53-22 70c-14 17-35 25-60 25-26 0-47-8-61-25-15-17-22-40-22-70s7-53 22-70c14-17 35-25 61-25zM918 98c-3-2-7-3-11-4s-8-1-13-1c-17 0-29 5-38 16s-14 27-14 47v95h-30v-181h30v29c6-11 15-20 24-25 10-5 23-8 37-8 2 0 4 0 7 1 2 0 5 0 8 1zM1032 160c-24 0-41 3-50 9-10 5-14 14-14 28 0 10 3 19 10 25s17 9 29 9c16 0 29-6 39-17 10-12 15-28 15-47v-7zM1091 148v103h-30v-27c-7 11-15 19-25 24s-23 8-37 8c-19 0-34-5-45-16-10-10-16-24-16-41 0-21 7-36 21-46 13-11 33-16 60-16h42v-3c0-13-4-24-14-31-8-8-21-12-37-12-11 0-21 1-30 4-10 2-20 6-29 11v-27c11-5 22-8 32-10s20-3 30-3c26 0 45 7 58 20 13 14 20 35 20 62zM1281 161c0-22-4-39-13-51-9-13-21-19-37-19s-28 6-37 19c-9 12-13 29-13 51s4 39 13 51c9 13 21 19 37 19s28-6 37-19c9-12 13-29 13-51zM1181 98c6-11 14-19 23-24 10-5 21-8 34-8 22 0 40 9 54 26 13 18 20 41 20 69s-7 51-20 69c-14 17-32 26-54 26-13 0-24-3-34-8-9-5-17-13-23-24v27h-30v-251h30zM1361 0h30v251h-30zM1607 153v15h-136c1 20 7 36 18 47 11 10 27 16 46 16 12 0 23-2 33-4 11-3 22-7 32-13v28c-10 5-21 8-32 10-11 3-23 4-34 4-29 0-52-8-69-25s-25-40-25-68c0-30 8-53 24-71 16-17 37-26 65-26 24 0 43 8 57 24 14 15 21 36 21 63zM1578 145c-1-17-5-30-14-39-9-10-21-15-35-15-17 0-30 5-40 14-10 10-16 23-17 40zM1727 0c-14 25-25 50-32 74s-10 49-10 73c0 25 3 50 10 74 7 25 18 49 32 74h-26c-16-25-28-50-36-75-8-24-12-48-12-73 0-24 4-48 12-72s20-49 36-75zM1814 224v96h-30v-250h30v28c6-11 14-19 23-24 10-5 21-8 34-8 22 0 40 9 54 26 13 18 20 41 20 69s-7 51-20 69c-14 17-32 26-54 26-13 0-24-3-34-8-9-5-17-13-23-24zM1914 161c0-22-4-39-13-51-9-13-21-19-37-19s-28 6-37 19c-9 12-13 29-13 51s4 39 13 51c9 13 21 19 37 19s28-6 37-19c9-12 13-29 13-51zM2099 98c-3-2-7-3-11-4s-8-1-13-1c-17 0-29 5-39 16-8 11-13 27-13 47v95h-30v-181h30v29c6-11 14-20 24-25s23-8 37-8c2 0 4 0 7 1 2 0 5 0 8 1zM2193 91c-16 0-28 6-37 19-10 12-14 29-14 51s4 39 13 51c10 13 22 19 38 19s29-7 38-19 14-29 14-51c0-21-5-38-14-51-9-12-22-19-38-19zM2193 66c26 0 46 8 61 25s22 40 22 70-7 53-22 70-35 25-61 25-46-8-61-25c-14-17-22-40-22-70s8-53 22-70c15-17 35-25 61-25zM2455 77v28c-8-5-17-8-25-10-9-3-17-4-26-4-19 0-34 6-45 19-10 12-16 29-16 51s6 39 16 51c11 13 26 19 45 19 9 0 17-1 26-4 8-2 17-6 25-10v27c-8 4-17 7-26 9s-18 3-28 3c-27 0-49-9-65-26s-24-40-24-69c0-30 8-53 24-70 17-16 39-25 67-25 9 0 18 1 27 3 8 2 17 5 25 8zM2661 153v15h-136c1 20 7 36 18 47 11 10 27 16 46 16 12 0 23-2 33-4 11-3 22-7 32-13v28c-10 5-21 8-32 10-12 3-23 4-34 4-29 0-52-8-69-25s-25-40-25-68c0-30 8-53 24-71 16-17 37-26 64-26 25 0 44 8 58 24 14 15 21 36 21 63zM2632 145c-1-17-5-30-14-39-9-10-21-15-35-15-17 0-30 5-40 14-10 10-16 23-17 40zM2825 76v28c-8-4-17-8-26-10s-18-3-28-3c-15 0-26 2-33 7-8 4-11 11-11 20 0 7 2 12 8 16 5 4 15 8 31 11l11 3c21 4 35 11 44 19s14 20 14 34c0 17-7 30-20 40-14 10-32 15-55 15-10 0-20-1-30-3-11-2-22-5-33-8v-31c11 6 21 10 32 13s21 4 32 4c14 0 24-2 32-7 7-5 11-12 11-20s-3-15-8-19-17-8-36-12l-10-3c-18-4-32-10-40-18s-12-19-12-33c0-17 6-30 18-39s29-14 51-14c11 0 22 1 31 2 10 2 19 5 27 8zM2997 76v28c-8-4-17-8-26-10s-18-3-28-3c-15 0-26 2-33 7-8 4-11 11-11 20 0 7 2 12 8 16 5 4 16 8 31 11l11 3c21 4 36 11 44 19 9 8 14 20 14 34 0 17-7 30-20 40s-32 15-55 15c-9 0-20-1-30-3-11-2-22-5-33-8v-31c11 6 22 10 32 13 11 3 21 4 32 4 14 0 25-2 32-7 8-5 11-12 11-20s-2-15-8-19c-5-4-17-8-36-12l-10-3c-18-4-31-10-40-18-8-8-12-19-12-33 0-17 6-30 18-39s29-14 51-14c11 0 22 1 31 2 10 2 19 5 27 8zM3124 91c-16 0-28 6-38 19-9 12-13 29-13 51s4 39 13 51c9 13 22 19 38 19s28-7 38-19c9-12 14-29 14-51 0-21-5-38-14-51-10-12-22-19-38-19zM3124 66c26 0 46 8 61 25s22 40 22 70-7 53-22 70-35 25-61 25-46-8-61-25c-14-17-22-40-22-70s8-53 22-70c15-17 35-25 61-25zM3361 98c-4-2-7-3-11-4s-9-1-13-1c-17 0-30 5-39 16s-13 27-13 47v95h-30v-181h30v29c6-11 14-20 24-25s22-8 36-8c2 0 5 0 7 1 3 0 5 0 8 1zM3505 210h34v41h-34zM3505 80h34v41h-34zM3747 37v91h41c16 0 27-4 36-12 8-8 12-19 12-34 0-14-4-25-12-33-9-8-20-12-36-12zM3715 10h73c27 0 48 6 61 19 14 12 21 30 21 53 0 24-7 42-21 54-13 12-34 18-61 18h-41v97h-32zM4012 98c-4-2-7-3-11-4s-9-1-13-1c-17 0-30 5-39 16s-13 27-13 47v95h-30v-181h30v29c6-11 14-20 24-25s22-8 36-8c2 0 5 0 7 1 3 0 5 0 8 1zM4106 91c-16 0-29 6-38 19-9 12-14 29-14 51s5 39 14 51c9 13 22 19 38 19s28-7 37-19c10-12 14-29 14-51 0-21-4-38-14-51-9-12-21-19-37-19zM4106 66c26 0 46 8 61 25 14 17 22 40 22 70s-8 53-22 70c-15 17-35 25-61 25s-46-8-61-25-22-40-22-70 7-53 22-70 35-25 61-25zM4368 77v28c-9-5-17-8-26-10-8-3-17-4-25-4-19 0-34 6-45 19-11 12-16 29-16 51s5 39 16 51c11 13 26 19 45 19 8 0 17-1 25-4 9-2 17-6 26-10v27c-9 4-17 7-26 9s-18 3-28 3c-28 0-49-9-65-26s-24-40-24-69c0-30 8-53 24-70 16-16 38-25 67-25 9 0 18 1 26 3 9 2 17 5 26 8zM4574 153v15h-136c1 20 7 36 18 47 11 10 26 16 46 16 11 0 22-2 33-4 11-3 21-7 32-13v28c-11 5-22 8-33 10-11 3-22 4-34 4-29 0-51-8-68-25s-25-40-25-68c0-30 8-53 23-71 16-17 38-26 65-26 24 0 44 8 58 24 14 15 21 36 21 63zM4544 145c0-17-5-30-13-39-9-10-21-15-36-15-16 0-29 5-39 14-10 10-16 23-18 40zM4738 76v28c-9-4-17-8-27-10-9-2-18-3-28-3-14 0-25 2-33 7-7 4-11 11-11 20 0 7 3 12 8 16s16 8 32 11l10 3c21 4 36 11 45 19s13 20 13 34c0 17-6 30-20 40-13 10-31 15-54 15-10 0-20-1-31-3-10-2-21-5-33-8v-31c11 6 22 10 33 13 10 3 21 4 31 4 14 0 25-2 33-7 7-5 11-12 11-20s-3-15-8-19c-6-4-18-8-36-12l-10-3c-19-4-32-10-40-18s-12-19-12-33c0-17 6-30 18-39s29-14 51-14c11 0 21 1 31 2 10 2 18 5 27 8zM4910 76v28c-9-4-17-8-26-10s-19-3-28-3c-15 0-26 2-34 7-7 4-11 11-11 20 0 7 3 12 8 16 6 4 16 8 32 11l10 3c21 4 36 11 45 19s13 20 13 34c0 17-6 30-20 40-13 10-31 15-54 15-10 0-20-1-31-3-10-2-21-5-33-8v-31c11 6 22 10 33 13 10 3 21 4 31 4 14 0 25-2 33-7 7-5 11-12 11-20s-3-15-8-19c-6-4-18-8-36-12l-10-3c-19-4-32-10-40-18s-12-19-12-33c0-17 6-30 18-39s29-14 51-14c11 0 21 1 31 2 10 2 19 5 27 8zM5037 91c-16 0-29 6-38 19-9 12-14 29-14 51s5 39 14 51c9 13 22 19 38 19 15 0 28-7 37-19s14-29 14-51c0-21-5-38-14-51-9-12-22-19-37-19zM5037 66c25 0 46 8 60 25 15 17 23 40 23 70s-8 53-23 70c-14 17-35 25-60 25-26 0-47-8-61-25-15-17-22-40-22-70s7-53 22-70c14-17 35-25 61-25zM5273 98c-3-2-7-3-11-4s-8-1-13-1c-17 0-29 5-38 16s-14 27-14 47v95h-30v-181h30v29c6-11 15-20 25-25s22-8 36-8c2 0 4 0 7 1 2 0 5 0 8 1zM5312 210h34v28l-26 52h-21l13-52zM5630 76v28c-9-4-17-8-26-10s-19-3-28-3c-15 0-26 2-34 7-7 4-11 11-11 20 0 7 3 12 8 16 6 4 16 8 32 11l10 3c21 4 36 11 45 19s13 20 13 34c0 17-6 30-20 40-13 10-31 15-54 15-10 0-20-1-31-3-10-2-21-5-33-8v-31c11 6 22 10 33 13 10 3 21 4 31 4 14 0 25-2 33-7 7-5 11-12 11-20s-3-15-8-19c-6-4-18-8-36-12l-10-3c-19-4-32-10-40-18s-12-19-12-33c0-17 6-30 18-39s29-14 51-14c11 0 21 1 31 2 10 2 19 5 27 8zM5841 153v15h-136c1 20 7 36 18 47 11 10 27 16 46 16 12 0 23-2 33-4 11-3 22-7 32-13v28c-10 5-21 8-32 10-12 3-23 4-34 4-29 0-52-8-69-25s-25-40-25-68c0-30 8-53 24-71 16-17 37-26 64-26 25 0 44 8 58 24 14 15 21 36 21 63zM5812 145c-1-17-5-30-14-39-9-10-21-15-35-15-17 0-30 5-40 14-10 10-16 23-17 40zM5919 19v51h61v23h-61v99c0 14 2 24 6 28s12 6 25 6h30v25h-30c-23 0-39-4-48-13-8-8-13-24-13-46v-99h-21v-23h21v-51zM6049 19v51h61v23h-61v99c0 14 2 24 6 28s12 6 24 6h31v25h-31c-23 0-38-4-47-13-9-8-13-24-13-46v-99h-22v-23h22v-51zM6149 70h30v181h-30zM6149 0h30v38h-30zM6391 142v109h-30v-108c0-17-3-30-10-38-7-9-17-13-30-13-16 0-29 5-38 15s-14 24-14 42v102h-30v-181h30v29c7-11 16-19 25-25 10-5 21-8 34-8 20 0 36 7 47 19 10 13 16 32 16 57zM6569 159c0-22-5-38-14-50-8-12-21-18-37-18s-28 6-37 18-13 28-13 50c0 21 4 38 13 50 9 11 21 17 37 17s29-6 37-17c9-12 14-29 14-50zM6598 229c0 31-6 53-20 68s-35 23-63 23c-10 0-20-1-29-2-9-2-18-4-27-8v-28c9 4 17 8 26 10 8 2 17 3 26 3 19 0 34-5 43-15 10-10 15-25 15-46v-15c-6 11-14 19-24 24-9 6-21 8-34 8-22 0-40-8-54-25-13-17-20-39-20-67s7-51 20-68c14-16 32-25 54-25 13 0 25 3 34 8 10 5 18 13 24 24v-28h29zM6775 76v28c-9-4-18-8-27-10s-18-3-28-3c-14 0-25 2-33 7-7 4-11 11-11 20 0 7 3 12 8 16s16 8 32 11l10 3c21 4 36 11 45 19s13 20 13 34c0 17-6 30-20 40-13 10-31 15-54 15-10 0-20-1-31-3-10-2-21-5-33-8v-31c11 6 22 10 33 13 10 3 21 4 31 4 14 0 25-2 33-7 7-5 11-12 11-20s-3-15-8-19c-6-4-18-8-36-12l-10-3c-19-4-32-10-40-18s-12-19-12-33c0-17 6-30 18-39s29-14 51-14c11 0 21 1 31 2 9 2 18 5 27 8zM6944 210h34v41h-34zM6944 80h34v41h-34zM7272 98v-98h30v251h-30v-27c-6 11-14 19-24 24-9 5-20 8-34 8-22 0-39-9-53-26-14-18-21-41-21-69s7-51 21-69c14-17 31-26 53-26 14 0 25 3 34 8 10 5 18 13 24 24zM7171 161c0 22 4 39 13 51 9 13 22 19 37 19 16 0 28-6 38-19 9-12 13-29 13-51s-4-39-13-51c-10-13-22-19-38-19-15 0-28 6-37 19-9 12-13 29-13 51zM7363 70h29v181h-29zM7363 0h29v38h-29zM7584 77v28c-8-5-17-8-25-10-8-3-17-4-26-4-19 0-34 6-44 19-11 12-16 29-16 51s5 39 16 51c10 13 25 19 44 19 9 0 18-1 26-4 8-2 17-6 25-10v27c-8 4-17 7-26 9-8 2-18 3-28 3-27 0-49-9-65-26s-24-40-24-69c0-30 8-53 25-70 16-16 38-25 66-25 9 0 18 1 27 3s17 5 25 8zM7665 19v51h62v23h-62v99c0 14 2 24 6 28s13 6 25 6h31v25h-31c-23 0-39-4-47-13-9-8-13-24-13-46v-99h-22v-23h22v-51zM7761 0h26c16 26 28 51 36 75s12 48 12 72c0 25-4 49-12 73-8 25-20 50-36 75h-26c14-25 25-49 32-74 7-24 11-49 11-74 0-24-4-49-11-73s-18-49-32-74z"><text:p/></draw:path></draw:g><draw:g draw:style-name="gr14"><draw:path draw:style-name="gr19" draw:text-style-name="P52" svg:width="1.289cm" svg:height="0.319cm" svg:x="3.748cm" svg:y="1.361cm" svg:viewBox="0 0 1290 320" svg:d="M117 44v90h90v28h-90v90h-27v-90h-90v-28h90v-90zM326 256c-22 0-38-6-51-19-12-13-18-31-18-54 0-13 2-26 6-40 5-14 10-25 17-34 10-15 22-26 35-32 14-7 28-11 45-11 21 0 37 7 50 19 12 13 19 30 19 51 0 14-2 28-7 43-4 14-9 26-16 35-11 14-22 25-36 32-13 7-28 10-44 10zM288 182c0 16 3 29 10 37s17 12 31 12c20 0 36-9 49-26s20-39 20-66c0-16-3-28-10-36s-18-12-31-12c-11 0-21 3-30 8-9 6-17 13-23 24-5 8-9 17-12 27-3 11-4 21-4 32zM607 140c0-16-3-28-10-36-7-9-17-13-30-13-8 0-17 2-25 7-8 4-15 11-21 20-6 8-11 18-15 30-3 13-5 25-5 36 0 15 3 27 10 35s17 12 29 12c10 0 18-2 26-6 8-5 15-11 21-19 6-9 11-20 15-32s5-23 5-34zM516 98c8-10 17-18 28-24 10-5 23-8 36-8 18 0 33 6 43 18 10 13 15 30 15 51 0 18-3 35-9 52-7 16-16 30-28 43-8 9-17 15-27 20-10 4-20 6-31 6-13 0-24-2-33-8-8-5-15-13-19-24l-19 96h-29l48-249h30zM812 145c0-2 1-4 1-5 0-2 0-4 0-6 0-13-4-23-12-31-7-8-18-12-31-12-15 0-28 5-39 14-11 10-20 23-26 40zM838 168h-138c-1 4-1 8-1 10-1 2-1 4-1 6 0 15 5 27 14 35s22 12 39 12c13 0 25-1 37-4 11-3 22-7 32-13l-6 29c-11 5-22 8-33 10s-23 3-35 3c-25 0-44-6-57-18-14-12-21-29-21-51 0-19 4-36 10-52 7-17 17-31 30-44 8-8 18-14 30-18 12-5 24-7 37-7 20 0 36 6 49 19 12 12 18 28 18 49 0 5-1 10-1 16-1 6-2 12-3 18zM1040 142l-21 110h-30l22-109c1-5 1-9 2-13 0-4 1-7 1-9 0-9-3-16-9-21s-14-8-24-8c-16 0-29 5-41 16-11 11-19 25-22 43l-20 101h-30l35-181h30l-6 28c8-10 18-19 30-24 11-6 23-9 36-9 16 0 28 5 37 13 9 9 13 21 13 37 0 3 0 8-1 12 0 4-1 9-2 14zM1207 0c-29 36-50 70-64 102s-21 63-21 93c0 17 2 34 6 50 4 17 10 34 19 50h-26c-10-18-17-36-22-54-5-17-8-35-8-51 0-32 8-64 23-95 14-32 37-63 67-95zM1175 295c28-35 49-69 63-101s21-63 21-93c0-17-2-34-6-51-4-16-10-33-18-50h26c10 19 17 37 22 54 5 18 7 35 7 52 0 32-7 64-22 95-15 32-37 63-67 94z"><text:p/></draw:path></draw:g><draw:g draw:style-name="gr14"><draw:path draw:style-name="gr20" draw:text-style-name="P52" svg:width="1.316cm" svg:height="0.294cm" svg:x="3.748cm" svg:y="1.78cm" svg:viewBox="0 0 1317 295" svg:d="M117 44v90h90v28h-90v90h-27v-90h-90v-28h90v-90zM419 78l-6 29c-7-5-15-9-23-12-8-2-16-4-24-4-10 0-19 2-28 5-8 4-15 9-21 15-9 9-16 20-21 33-5 12-8 25-8 39 0 16 4 28 12 36s21 12 37 12c8 0 17-1 26-4 9-2 19-6 29-11l-6 30c-8 3-17 6-26 8-9 1-19 2-28 2-24 0-43-6-55-18-13-12-20-29-20-51 0-19 4-36 10-52 7-16 17-30 30-43 9-8 20-15 32-19 12-5 25-7 40-7 8 0 17 1 25 3s17 5 25 9zM484 0h30l-49 252h-29zM599 256c-21 0-37-6-50-19-12-13-18-31-18-54 0-13 2-26 6-40s10-25 17-34c10-15 22-25 35-32s28-11 45-11c20 0 37 7 50 20 12 12 19 29 19 50 0 14-3 28-7 43-4 14-9 26-16 35-11 14-23 25-36 32s-28 10-45 10zM562 182c0 16 3 29 10 37s17 12 31 12c20 0 36-9 49-26s20-39 20-66c0-16-4-28-11-36s-17-12-30-12c-12 0-22 3-30 8-9 6-17 13-24 24-5 8-9 17-11 27-3 11-4 21-4 32zM883 76l-6 28c-8-4-16-7-25-10-8-2-17-3-27-3-15 0-28 3-37 8-9 6-13 13-13 22 0 11 10 19 31 24 2 1 3 1 4 1l9 3c20 6 33 12 40 18s10 14 10 24c0 19-8 35-23 47s-35 18-60 18c-9 0-19-1-30-2-10-2-22-5-35-9l6-31c11 6 22 10 32 13 11 3 21 4 30 4 15 0 27-3 36-9s14-14 14-24-12-18-36-25l-3-1-11-2c-15-4-26-9-33-16-7-6-10-15-10-25 0-19 7-34 22-46 14-11 34-17 59-17 9 0 19 1 28 3 9 1 19 4 28 7zM1049 145c0-2 0-4 0-5 1-2 1-4 1-6 0-13-4-23-12-31s-18-12-31-12c-15 0-28 5-39 15-12 9-20 22-26 39zM1074 168h-138c0 4-1 8-1 10s0 4 0 6c0 15 4 27 14 35 9 8 22 12 39 12 12 0 25-1 36-4 12-3 22-7 32-13l-5 29c-11 5-22 8-33 10-12 2-23 3-35 3-25 0-44-6-58-18-13-12-20-29-20-51 0-19 3-36 10-52 7-17 17-31 30-44 8-8 18-14 29-18 12-5 24-7 37-7 21 0 37 6 49 19 12 12 18 28 18 49 0 5 0 10-1 16 0 6-1 12-3 18zM1234 1c-28 35-50 69-64 101s-21 63-21 93c0 17 2 34 6 50 4 17 11 34 19 50h-26c-10-18-17-36-22-54-5-17-7-34-7-51 0-32 7-64 22-95 14-32 37-63 67-94zM1202 295c28-35 49-69 63-101s21-63 21-93c0-17-2-34-6-51-4-16-10-33-18-49h26c10 18 17 36 22 53 5 18 7 35 7 52 0 32-7 64-22 95-15 32-37 63-67 94z"><text:p/></draw:path></draw:g><draw:g draw:style-name="gr14"><draw:path draw:style-name="gr21" draw:text-style-name="P52" svg:width="8.977cm" svg:height="0.319cm" svg:x="3.748cm" svg:y="2.2cm" svg:viewBox="0 0 8978 320" svg:d="M117 44v90h90v27h-90v90h-27v-90h-90v-27h90v-90zM407 76l-6 28c-8-4-16-8-25-10s-18-3-27-3c-15 0-28 3-37 8s-13 12-13 22 10 18 31 24c2 1 3 1 4 1l9 3c20 6 33 11 40 17 6 6 10 15 10 25 0 19-8 35-23 47s-35 18-60 18c-9 0-19-1-30-3-10-2-22-4-35-8l6-31c11 6 22 10 32 13 11 3 21 4 30 4 15 0 27-3 36-9 9-7 13-14 13-24s-11-19-35-25l-3-1-11-2c-15-4-26-10-33-16-7-7-10-15-10-25 0-19 7-35 22-46 14-11 34-17 59-17 9 0 19 1 28 2 9 2 19 5 28 8zM553 70l-4 24h-59l-20 98c0 3-1 6-1 9 0 2-1 4-1 6 0 7 3 12 7 15s10 4 20 4h30l-5 25h-29c-17 0-31-3-39-10-9-7-13-17-13-31 0-3 0-6 0-8 1-3 1-7 2-10l19-98h-25l4-24h25l10-51h30l-10 51zM627 256c-21 0-38-7-50-20s-19-31-19-53c0-13 2-27 7-40 4-14 10-25 16-35 11-14 23-25 36-32 13-6 28-10 44-10 21 0 37 6 50 19s19 30 19 50c0 15-2 29-6 43s-10 26-17 36c-10 14-22 25-35 32-13 6-28 10-45 10zM589 182c0 16 4 28 10 37 7 8 18 12 31 12 20 0 37-9 50-26 13-18 19-40 19-66 0-16-3-28-10-36s-17-12-31-12c-11 0-21 3-30 8-8 5-16 13-23 24-5 8-9 17-12 27-2 10-4 21-4 32zM892 98c-3-2-6-3-10-4s-8-1-13-1c-15 0-29 6-41 18s-20 28-24 48l-18 92h-29l35-181h30l-6 29c8-11 17-19 28-25 11-5 23-8 35-8 3 0 6 0 9 1 4 0 7 1 10 1zM1040 145c0-2 0-4 0-6 1-1 1-3 1-5 0-13-4-24-12-31-7-8-18-12-31-12-15 0-28 5-39 14-11 10-20 23-26 40zM1066 168h-138c-1 4-1 7-2 10 0 2 0 4 0 6 0 15 5 26 14 34 9 9 22 13 39 13 13 0 25-2 36-5 12-3 22-7 32-12l-5 29c-11 4-22 8-33 10-12 2-23 3-35 3-25 0-44-6-58-18-13-12-20-29-20-51 0-19 4-36 10-53 7-16 17-30 30-43 8-8 18-14 30-18 11-5 24-7 37-7 20 0 36 6 48 18 12 13 18 29 18 50 0 5 0 10-1 16 0 5-1 11-2 18zM1225 0c-29 36-50 70-64 102s-21 63-21 92c0 17 2 34 6 51s11 33 19 50h-26c-10-19-17-37-22-54-5-18-7-35-7-52 0-32 7-63 22-95 14-31 37-62 67-94zM1378 76l-6 28c-7-4-16-8-24-10-9-2-18-3-27-3-16 0-28 3-37 8s-14 12-14 22 11 18 32 24c1 1 2 1 3 1l10 3c19 6 33 11 39 17 7 6 10 15 10 25 0 19-7 35-23 47-15 12-35 18-59 18-10 0-20-1-30-3-11-2-23-4-35-8l6-31c10 6 21 10 32 13 10 3 20 4 30 4 14 0 26-3 35-9 9-7 14-14 14-24s-12-19-36-25l-3-1-10-2c-15-4-26-10-33-16-7-7-11-15-11-25 0-19 8-35 22-46s34-17 59-17c10 0 19 1 28 2 10 2 19 5 28 8zM1525 70l-5 24h-59l-19 98c-1 3-1 6-2 9 0 2 0 4 0 6 0 7 2 12 6 15s11 4 20 4h30l-5 25h-28c-18 0-31-3-40-10-8-7-13-17-13-31 0-3 0-6 1-8 0-3 1-7 1-10l19-98h-25l5-24h25l10-51h29l-10 51zM1575 0h30l-7 38h-30zM1562 70h29l-35 181h-30zM1903 142l-21 109h-30l21-108c1-5 1-9 2-12 0-3 0-6 0-8 0-10-2-18-8-23-5-5-13-8-22-8-15 0-28 5-39 16s-18 25-22 42l-20 101h-29l21-108c1-4 1-8 2-11 0-3 0-6 0-9 0-10-2-17-8-23-5-5-12-8-22-8-15 0-27 5-39 16-11 11-18 25-22 42l-19 101h-30l35-181h30l-6 29c8-11 18-19 28-25 11-5 23-8 35-8 13 0 24 4 32 10 9 7 14 17 16 29 9-13 19-22 31-29s24-10 38-10c15 0 27 5 35 13 9 9 13 22 13 38 0 4 0 8 0 12-1 4-2 9-2 13zM1950 180l21-110h30l-21 108c-1 6-2 10-3 14 0 4 0 7 0 9 0 10 3 17 8 22 6 5 14 7 24 7 16 0 29-5 41-16s19-25 23-43l20-101h29l-35 181h-29l6-28c-9 10-19 19-30 24-12 6-24 9-37 9-16 0-28-4-37-13s-13-21-13-36c0-4 0-8 1-12 0-5 1-10 2-15zM2198 0h30l-49 251h-30zM2289 0h30l-7 38h-30zM2276 70h30l-36 181h-29zM2476 80h34l-8 41h-34zM2451 210h34l-8 41h-34zM2819 148l-20 103h-29l5-27c-9 11-19 19-30 24s-23 8-37 8c-15 0-28-5-38-14-9-10-14-22-14-36 0-22 8-38 25-50 17-13 40-19 69-19h42l1-8c1-1 1-2 1-3s0-2 0-4c0-10-4-17-12-23-8-5-18-8-32-8-10 0-20 1-30 4-10 2-21 6-32 11l6-27c11-5 22-8 32-10 11-2 21-3 31-3 22 0 38 5 49 14s17 23 17 40c0 4-1 8-1 13-1 5-1 10-3 15zM2787 160h-29c-25 0-43 4-54 10-12 7-18 17-18 30 0 10 3 17 9 23 6 5 14 8 25 8 16 0 30-6 42-18 12-11 20-27 24-46zM2992 98c-3-2-7-3-11-4-3-1-8-1-12-1-16 0-30 6-41 18-12 12-20 28-24 48l-18 92h-30l35-181h30l-5 29c7-11 17-19 28-25 11-5 22-8 35-8 3 0 6 0 9 1 3 0 6 1 9 1zM3128 98c-3-2-7-3-11-4-3-1-8-1-12-1-16 0-30 6-41 18-12 12-20 28-24 48l-18 92h-30l36-181h29l-5 29c7-11 17-19 28-25 11-5 22-8 35-8 3 0 6 0 9 1 3 0 6 1 9 1zM3294 148l-20 103h-30l6-27c-9 11-19 19-30 24s-24 8-37 8c-16 0-28-5-38-14-10-10-15-22-15-36 0-22 9-38 25-50 17-13 40-19 70-19h41l2-8c0-1 0-2 0-3s0-2 0-4c0-10-3-17-11-23-8-5-19-8-33-8-10 0-20 1-30 4-10 2-20 6-31 11l5-27c11-5 22-8 33-10s21-3 31-3c21 0 37 5 48 14 12 9 17 23 17 40 0 4 0 8-1 13 0 5-1 10-2 15zM3262 160h-30c-24 0-42 4-54 10-11 7-17 17-17 30 0 10 3 17 9 23 6 5 14 8 24 8 17 0 31-6 43-18 12-11 20-27 24-46zM3401 268c-14 23-25 38-34 43-8 6-19 9-33 9h-23l5-25h17c8 0 15-2 21-7 6-4 12-13 20-26l9-17-40-175h31l30 139 83-139h31zM3518 210h34l-5 28-37 52h-20l23-52zM3876 77l-6 30c-7-5-15-9-23-12-8-2-16-4-25-4s-18 2-27 5c-8 4-16 8-21 14-10 10-17 21-22 33-5 13-7 26-7 39 0 17 4 29 12 37s20 12 37 12c8 0 17-1 26-4 9-2 19-6 29-11l-6 29c-9 4-17 6-27 8-9 2-18 3-27 3-24 0-43-6-56-18s-19-29-19-51c0-19 3-36 10-52s17-30 30-43c9-8 19-15 32-19 12-5 25-7 39-7 9 0 17 1 25 3 9 2 17 5 26 8zM4064 142l-21 109h-30l22-108c1-5 1-9 2-13 0-4 1-7 1-9 0-9-3-16-9-22-6-5-14-7-24-7-16 0-29 5-41 16s-19 25-23 43l-19 100h-30l49-251h30l-20 99c8-10 18-18 29-24 12-6 24-9 37-9 16 0 28 4 37 13s13 21 13 36c0 4 0 8 0 13-1 4-2 9-3 14zM4267 148l-20 103h-29l5-27c-9 11-19 19-30 24s-23 8-37 8c-15 0-28-5-38-14-10-10-14-22-14-36 0-22 8-38 25-50 17-13 40-19 69-19h42l1-8c0-1 1-2 1-3s0-2 0-4c0-10-4-17-12-23-8-5-19-8-33-8-9 0-19 1-29 4-11 2-21 6-32 11l5-27c12-5 23-8 33-10 11-2 21-3 31-3 22 0 38 5 49 14s17 23 17 40c0 4-1 8-1 13-1 5-2 10-3 15zM4235 160h-29c-25 0-43 4-54 10-12 7-18 17-18 30 0 10 3 17 9 23 6 5 14 8 25 8 16 0 30-6 42-18 12-11 20-27 24-46zM4476 142l-21 109h-30l22-108c0-5 1-9 2-13 0-4 1-7 1-9 0-9-3-16-9-22-6-5-14-7-24-7-16 0-29 5-41 16-11 10-19 25-22 43l-20 100h-30l35-181h30l-6 29c8-11 18-19 30-24 11-6 23-9 36-9 16 0 28 4 37 13s13 21 13 36c0 4 0 8-1 13 0 4-1 9-2 14zM4686 142l-21 109h-30l21-108c1-5 2-9 2-13 1-4 1-7 1-9 0-9-3-16-8-22-6-5-14-7-24-7-16 0-30 5-41 16-12 10-19 25-23 43l-20 100h-29l35-181h29l-6 29c8-11 18-19 30-24 12-6 24-9 37-9 16 0 28 4 37 13 8 9 13 21 13 36 0 4-1 8-1 13 0 4-1 9-2 14zM4870 145c1-2 1-4 1-6 0-1 0-3 0-5 0-13-4-24-11-31-8-8-18-12-32-12s-27 5-39 14c-11 10-20 23-25 40zM4896 168h-138c-1 4-1 7-1 10 0 2-1 4-1 6 0 15 5 26 14 34 9 9 22 13 39 13 13 0 25-2 37-5 11-3 22-7 32-12l-6 29c-10 4-22 8-33 10s-23 3-34 3c-25 0-45-6-58-18-14-12-20-29-20-51 0-19 3-36 10-53 6-16 16-30 29-43 9-8 19-14 30-18 12-5 24-7 37-7 20 0 37 6 49 18 12 13 18 29 18 50 0 5 0 10-1 16-1 5-2 11-3 18zM4975 0h30l-49 251h-30zM5171 76l-6 28c-7-4-16-8-24-10-9-2-18-3-27-3-16 0-28 3-37 8s-14 12-14 22 11 18 32 24c1 1 2 1 3 1l10 3c20 6 33 11 39 17 7 6 10 15 10 25 0 19-7 35-23 47-15 12-35 18-59 18-10 0-20-1-30-3-11-2-23-4-35-8l6-31c10 6 21 10 32 13 10 3 20 4 30 4 14 0 26-3 35-9 9-7 14-14 14-24s-12-19-36-25l-3-1-10-2c-15-4-26-10-33-16-7-7-11-15-11-25 0-19 8-35 22-46 15-11 34-17 59-17 10 0 19 1 29 2 9 2 18 5 27 8zM5334 80h34l-8 41h-34zM5308 210h34l-8 41h-34zM5684 142l-21 109h-30l21-108c1-5 2-9 2-13 1-4 1-7 1-9 0-9-3-16-9-22-5-5-13-7-23-7-16 0-30 5-42 16-11 10-19 25-22 43l-20 100h-30l35-181h30l-6 29c8-11 18-19 30-24 12-6 24-9 37-9 15 0 28 4 36 13 9 9 14 21 14 36 0 4-1 8-1 13-1 4-1 9-2 14zM5847 224c-8 11-17 18-28 24-11 5-23 8-36 8-18 0-32-6-43-18-10-13-15-30-15-51 0-18 3-35 9-51s16-31 28-44c8-8 16-15 26-19 10-5 21-7 32-7 12 0 22 3 31 8 8 6 15 14 20 25l19-99h30l-49 251h-29zM5755 182c0 15 4 27 11 36s17 13 29 13c9 0 18-2 26-7 8-4 15-11 21-19 6-9 11-20 15-32 3-12 5-23 5-35 0-15-3-26-11-35-6-8-16-12-29-12-9 0-18 2-26 6-8 5-15 11-20 19-6 9-11 20-15 31-4 12-6 24-6 35zM6096 148l-20 103h-30l6-27c-9 11-19 19-30 24s-23 8-37 8c-15 0-28-5-38-14-10-10-15-22-15-36 0-22 9-38 26-50 16-13 40-19 69-19h41l2-8c0-1 0-2 1-3 0-1 0-2 0-4 0-10-4-17-12-23-8-5-19-8-33-8-9 0-19 1-30 4-10 2-20 6-31 11l5-27c11-5 22-8 33-10s21-3 31-3c21 0 38 5 49 14s16 23 16 40c0 4 0 8 0 13-1 5-2 10-3 15zM6064 160h-30c-24 0-42 4-54 10-11 7-17 17-17 30 0 10 3 17 9 23 6 5 14 8 25 8 16 0 30-6 42-18 12-11 20-27 24-46zM6268 98c-3-2-6-3-10-4s-8-1-12-1c-16 0-30 6-42 18s-19 28-23 48l-18 92h-30l35-181h30l-6 29c8-11 17-19 28-25 11-5 23-8 35-8 3 0 7 0 10 1 3 0 6 1 9 1zM6404 98c-3-2-6-3-10-4s-8-1-12-1c-16 0-30 6-42 18s-19 28-23 48l-18 92h-30l35-181h30l-6 29c8-11 17-19 28-25 11-5 23-8 35-8 3 0 7 0 10 1 3 0 6 1 9 1zM6571 148l-21 103h-29l5-27c-8 11-18 19-30 24-11 5-23 8-37 8-15 0-28-5-37-14-10-10-15-22-15-36 0-22 8-38 25-50 17-13 40-19 70-19h41l1-8c1-1 1-2 1-3s0-2 0-4c0-10-4-17-12-23-7-5-18-8-32-8-10 0-20 1-30 4-10 2-21 6-31 11l5-27c11-5 22-8 32-10 11-2 22-3 32-3 21 0 37 5 48 14s17 23 17 40c0 4 0 8-1 13s-1 10-2 15zM6539 160h-30c-24 0-42 4-54 10-12 7-18 17-18 30 0 10 3 17 9 23 6 5 15 8 25 8 16 0 30-6 42-18 12-11 20-27 24-46zM6678 268c-14 23-25 38-34 43-9 6-20 9-33 9h-23l5-25h17c8 0 15-2 21-7 6-4 12-13 19-26l9-17-40-175h32l30 139 83-139h31zM6795 210h34l-5 28-37 52h-21l23-52zM7115 70l-5 24h-59l-19 98c0 3-1 6-1 9-1 2-1 4-1 6 0 7 2 12 6 15 5 3 11 4 20 4h30l-5 25h-28c-18 0-31-3-40-10-8-7-12-17-12-31 0-3 0-6 0-8 0-3 1-7 1-10l20-98h-25l4-24h25l10-51h30l-10 51zM7282 148l-20 103h-30l6-27c-9 11-19 19-30 24s-23 8-37 8c-15 0-28-5-38-14-10-10-14-22-14-36 0-22 8-38 25-50 17-13 40-19 69-19h42l1-8c0-1 1-2 1-3s0-2 0-4c0-10-4-17-12-23-8-5-19-8-33-8-9 0-19 1-29 4-11 2-21 6-32 11l5-27c12-5 22-8 33-10s21-3 31-3c21 0 38 5 49 14s16 23 16 40c0 4 0 8 0 13-1 5-2 10-3 15zM7250 160h-29c-25 0-43 4-54 10-12 7-18 17-18 30 0 10 3 17 9 23 6 5 14 8 25 8 16 0 30-6 42-18 12-11 20-27 24-46zM7504 70l-31 159c-6 30-17 53-34 68-16 15-39 23-67 23-10 0-20-1-29-2-9-2-17-4-25-7l6-29c7 4 15 8 23 10s17 3 26 3c19 0 34-5 46-15s20-25 24-44l3-14c-9 10-18 17-29 22s-23 7-36 7c-18 0-32-6-43-18-10-12-15-29-15-50 0-17 3-33 9-49s15-30 27-42c7-9 16-15 26-19 11-5 21-7 32-7 12 0 23 3 32 9 9 5 16 13 20 24l5-29zM7460 137c0-15-4-26-11-34s-16-12-29-12c-8 0-15 1-23 5-7 3-13 7-18 13-8 9-14 20-19 32-4 13-7 26-7 39 0 15 4 26 11 34s17 12 30 12c18 0 34-8 47-25 12-17 19-39 19-64zM7682 76l-6 28c-8-4-16-8-25-10-8-2-17-3-26-3-16 0-28 3-37 8s-14 12-14 22 11 18 32 24c1 1 2 1 3 1l10 3c19 6 33 11 39 17 7 6 10 15 10 25 0 19-8 35-23 47s-35 18-59 18c-10 0-20-1-31-3-10-2-22-4-34-8l5-31c11 6 22 10 32 13 11 3 21 4 31 4 14 0 26-3 35-9 9-7 14-14 14-24s-12-19-36-25l-3-1-10-2c-15-4-26-10-33-16-7-7-11-15-11-25 0-19 7-35 22-46 14-11 34-17 59-17 10 0 19 1 28 2 10 2 19 5 28 8zM7845 80h34l-8 41h-34zM7819 210h34l-8 41h-34zM8188 148l-20 103h-30l6-27c-9 11-19 19-30 24s-24 8-37 8c-16 0-28-5-38-14-10-10-15-22-15-36 0-22 9-38 25-50 17-13 40-19 70-19h41l2-8c0-1 0-2 0-3s1-2 1-4c0-10-4-17-12-23-8-5-19-8-33-8-10 0-20 1-30 4-10 2-20 6-31 11l5-27c11-5 22-8 33-10s21-3 31-3c21 0 37 5 48 14 12 9 17 23 17 40 0 4 0 8-1 13 0 5-1 10-2 15zM8156 160h-30c-24 0-42 4-54 10-11 7-17 17-17 30 0 10 3 17 9 23 6 5 14 8 25 8 16 0 30-6 42-18 12-11 20-27 24-46zM8360 98c-3-2-6-3-10-4s-8-1-12-1c-16 0-30 6-42 18s-20 28-23 48l-19 92h-29l35-181h30l-6 29c8-11 17-19 28-25 11-5 23-8 35-8 3 0 6 0 10 1 3 0 6 1 9 1zM8496 98c-3-2-6-3-10-4s-8-1-12-1c-16 0-30 6-42 18s-20 28-23 48l-19 92h-29l35-181h30l-6 29c8-11 17-19 28-25 11-5 23-8 35-8 3 0 6 0 10 1 3 0 6 1 9 1zM8662 148l-20 103h-29l5-27c-9 11-19 19-30 24s-23 8-37 8c-15 0-28-5-38-14-9-10-14-22-14-36 0-22 8-38 25-50 17-13 40-19 69-19h42l1-8c1-1 1-2 1-3s0-2 0-4c0-10-4-17-12-23-8-5-18-8-33-8-9 0-19 1-29 4-10 2-21 6-32 11l6-27c11-5 22-8 32-10 11-2 21-3 31-3 22 0 38 5 49 14s17 23 17 40c0 4-1 8-1 13-1 5-1 10-3 15zM8630 160h-29c-25 0-43 4-54 10-12 7-18 17-18 30 0 10 3 17 9 23 6 5 14 8 25 8 16 0 30-6 42-18 12-11 20-27 24-46zM8769 268c-13 23-25 38-33 43-9 6-20 9-33 9h-24l5-25h17c9 0 16-2 22-7 5-4 12-13 19-26l9-17-40-175h32l30 139 83-139h31zM8862 295c29-36 50-70 64-102s21-63 21-92c0-17-2-34-6-51s-10-33-18-50h26c10 19 17 37 22 54 5 18 7 35 7 51 0 33-7 64-22 96s-37 63-67 94z"><text:p/></draw:path></draw:g><draw:g draw:style-name="gr14"><draw:path draw:style-name="gr22" draw:text-style-name="P52" svg:width="1.543cm" svg:height="0.255cm" svg:x="7.517cm" svg:y="0.46cm" svg:viewBox="0 0 1544 256" svg:d="M174 18v51c-13-6-26-10-38-13-13-3-25-5-36-5-15 0-26 2-33 6s-10 11-10 19c0 7 2 12 7 15 4 4 13 7 26 10l26 5c27 5 46 14 57 25 12 11 17 26 17 46 0 27-8 47-24 60-15 13-39 19-72 19-15 0-30-1-46-4-15-3-30-7-46-13v-53c16 9 31 15 45 19s28 6 41 6c14 0 24-2 32-7 7-4 10-11 10-19s-2-13-7-17c-5-5-15-8-29-11l-24-6c-24-5-42-13-53-24-11-12-17-27-17-46 0-24 8-43 23-56 16-13 38-19 67-19 13 0 27 1 41 3s28 5 43 9zM305 19v52h60v41h-60v77c0 8 2 14 5 17 4 3 10 4 20 4h30v42h-50c-22 0-39-5-48-15-10-9-14-25-14-48v-77h-29v-41h29v-52zM486 108c-13 0-22 4-29 14-7 9-10 22-10 39 0 18 3 31 10 40s16 14 29 14 22-5 29-14 10-22 10-40c0-17-3-30-10-39-7-10-16-14-29-14zM486 66c31 0 56 9 73 25 18 17 26 41 26 70 0 30-8 53-26 70-17 17-42 25-73 25s-55-8-73-25c-17-17-26-40-26-70 0-29 9-53 26-70 18-16 42-25 73-25zM762 120c-6-2-11-4-16-5s-10-2-15-2c-14 0-26 5-34 14-8 10-12 23-12 41v84h-58v-181h58v29c7-11 16-20 26-25 9-6 21-9 34-9 2 0 4 0 7 1 2 0 5 0 9 1zM871 170c-12 0-21 2-27 6s-9 10-9 18 3 13 7 18c5 4 12 6 21 6 11 0 20-4 27-12 8-8 11-18 11-29v-7zM960 148v104h-59v-27c-7 11-16 19-26 24-9 5-21 7-35 7-19 0-34-5-46-16-11-11-17-25-17-43 0-21 7-37 22-46 14-10 37-15 68-15h34v-5c0-9-3-16-10-20-8-4-19-6-34-6-12 0-24 1-35 3-10 3-20 7-29 12v-45c12-3 25-5 37-6 13-2 25-3 37-3 33 0 57 7 71 20 14 12 22 33 22 62zM1110 214c12 0 22-4 28-13 7-9 10-23 10-40s-3-30-10-39c-6-9-16-14-28-14-13 0-22 5-29 14-6 9-10 22-10 39s4 31 10 40c7 9 16 13 29 13zM1071 97c8-10 17-18 27-23s21-8 33-8c23 0 41 9 55 27s22 40 22 68-8 51-22 69c-14 17-32 26-55 26-12 0-23-2-33-7s-19-13-27-24v27h-57v-252h57zM1250 0h58v252h-58zM1544 161v16h-135c2 14 7 24 15 31 8 6 20 10 35 10 12 0 25-2 37-6 13-3 26-9 40-16v45c-14 5-28 9-41 11-14 3-28 4-41 4-33 0-58-8-76-25-19-16-28-40-28-70 0-29 9-52 27-69s42-26 74-26c28 0 51 9 68 26s25 40 25 69zM1485 141c0-11-3-19-10-26-6-7-14-10-25-10s-20 3-27 9-11 16-13 27z"><text:p/></draw:path></draw:g><draw:g draw:style-name="gr14"><draw:polygon draw:style-name="gr23" draw:text-style-name="P51" svg:width="2.7cm" svg:height="1.2cm" svg:x="3.638cm" svg:y="4.776cm" svg:viewBox="0 0 2701 1201" draw:points="0,0 2701,0 2701,1201 0,1201"><text:p/></draw:polygon><draw:polygon draw:style-name="gr24" draw:text-style-name="P51" svg:width="2.7cm" svg:height="0cm" svg:x="3.653cm" svg:y="5.196cm" svg:viewBox="0 0 2701 0" draw:points="0,0 2701,0"><text:p/></draw:polygon></draw:g><draw:g draw:style-name="gr14"><draw:path draw:style-name="gr25" draw:text-style-name="P52" svg:width="2.34cm" svg:height="0.255cm" svg:x="3.803cm" svg:y="4.87cm" svg:viewBox="0 0 2341 256" svg:d="M62 57v147h22c25 0 45-6 58-19 14-12 20-30 20-54s-6-43-20-55c-13-13-32-19-58-19zM0 10h65c37 0 64 3 82 8s33 14 46 27c11 11 20 23 25 37 6 14 8 31 8 49s-2 34-8 48c-5 15-14 27-25 38-13 12-28 21-47 27-18 5-45 7-81 7h-65zM271 70h58v181h-58zM271 0h58v47h-58zM526 76v44c-13-5-25-9-36-12-12-2-22-3-33-3s-19 1-24 4c-5 2-8 7-8 12s2 9 6 11c4 3 11 4 22 6l10 1c29 4 49 10 60 19 10 8 15 22 15 40 0 19-7 34-21 44-15 9-36 14-64 14-12 0-24-1-37-3s-26-4-39-8v-44c11 5 23 10 35 12 12 3 25 5 37 5 11 0 20-2 26-5 5-3 8-8 8-14 0-5-2-9-6-11-4-3-12-5-23-6l-10-2c-26-3-44-9-54-18-11-8-16-22-16-39 0-20 7-34 20-43s33-14 60-14c11 0 22 1 34 3 11 1 24 4 38 7zM581 0h58v137l67-67h67l-89 84 96 97h-70l-71-75v75h-58zM971 18v51c-13-6-26-11-38-14-13-3-25-4-36-4-15 0-26 2-33 6s-10 11-10 19c0 7 2 12 7 15 4 4 13 7 26 10l26 5c27 5 46 13 57 24 12 11 17 27 17 47 0 27-8 47-24 60-15 13-39 19-72 19-15 0-30-1-46-4-15-3-30-8-46-13v-53c16 8 31 15 45 19s28 6 41 6c14 0 24-2 32-7 7-4 10-11 10-19s-2-14-7-18-15-7-29-11l-24-5c-24-5-42-13-53-25-11-11-17-26-17-45 0-24 8-43 23-56 16-13 38-19 67-19 13 0 27 1 41 3s28 5 43 9zM1102 19v51h60v42h-60v77c0 8 2 14 5 17 4 3 10 4 20 4h30v41h-50c-23 0-39-4-48-14-10-9-14-26-14-48v-77h-29v-42h29v-51zM1283 107c-13 0-22 5-29 14-7 10-10 23-10 40s3 31 10 40 16 14 29 14 22-5 29-14 10-23 10-40-3-30-10-40c-7-9-16-14-29-14zM1283 66c31 0 55 9 73 25 17 17 26 40 26 70s-9 53-26 70c-18 17-42 25-73 25s-55-8-73-25-26-40-26-70 8-53 26-70c18-16 42-25 73-25zM1558 120c-5-3-10-4-15-5-5-2-10-2-15-2-15 0-26 5-34 14-8 10-12 23-12 41v83h-58v-181h58v30c7-12 16-20 25-26 10-5 22-8 35-8 2 0 4 0 6 0 3 1 6 1 10 1zM1668 170c-12 0-21 2-27 6s-9 10-9 18 2 13 7 17c5 5 12 7 21 7 11 0 20-4 27-12 8-8 11-18 11-29v-7zM1756 148v103h-58v-26c-8 11-16 19-26 24s-21 7-35 7c-19 0-34-5-46-16-11-11-17-25-17-43 0-21 7-37 22-47 14-9 37-14 68-14h34v-5c0-9-3-16-11-20-7-4-18-6-33-6-13 0-24 1-35 3-10 3-20 6-29 11v-44c12-3 24-5 37-6 12-2 25-3 37-3 33 0 56 7 71 20 14 12 21 33 21 62zM1906 214c13 0 22-4 29-13 6-10 10-23 10-40s-4-30-10-39c-7-9-16-14-29-14-12 0-21 5-28 14s-10 22-10 39 3 30 10 40c7 9 16 13 28 13zM1868 97c8-11 17-18 27-23 9-5 20-8 33-8 22 0 40 9 55 27 14 17 21 40 21 68s-7 51-21 69c-15 17-33 26-55 26-13 0-24-2-33-7-10-5-19-13-27-24v26h-58v-251h58zM2047 0h58v251h-58zM2341 160v17h-135c1 13 6 24 15 30 8 7 20 11 35 11 12 0 24-2 37-6 13-3 26-9 39-16v44c-13 6-27 9-41 12-13 3-27 4-41 4-32 0-58-8-76-25-18-16-27-40-27-70 0-29 9-53 27-70 17-16 42-25 73-25 28 0 51 9 68 26s26 40 26 68zM2281 141c0-11-3-20-9-26-7-7-15-10-25-10-11 0-20 3-27 9s-12 15-14 27z"><text:p/></draw:path></draw:g><draw:g draw:style-name="gr14"><draw:polygon draw:style-name="gr26" draw:text-style-name="P51" svg:width="3.48cm" svg:height="1.2cm" svg:x="9.458cm" svg:y="4.776cm" svg:viewBox="0 0 3481 1201" draw:points="0,0 3481,0 3481,1201 0,1201"><text:p/></draw:polygon><draw:polygon draw:style-name="gr27" draw:text-style-name="P51" svg:width="3.48cm" svg:height="0cm" svg:x="9.473cm" svg:y="5.196cm" svg:viewBox="0 0 3481 0" draw:points="0,0 3481,0"><text:p/></draw:polygon></draw:g><draw:g draw:style-name="gr14"><draw:path draw:style-name="gr28" draw:text-style-name="P52" svg:width="3.109cm" svg:height="0.255cm" svg:x="9.623cm" svg:y="4.87cm" svg:viewBox="0 0 3110 256" svg:d="M0 10h69l88 166v-166h59v241h-70l-87-165v165h-59zM454 160v17h-135c2 13 6 24 15 30 8 7 20 11 35 11 12 0 25-2 37-6 13-3 26-9 40-16v44c-14 6-28 9-41 12-14 3-28 4-41 4-33 0-58-8-77-25-18-16-27-40-27-70 0-29 9-53 27-70 18-16 42-25 73-25 29 0 51 9 68 26 18 17 26 40 26 68zM395 141c0-11-3-20-10-26-6-7-15-10-25-10-11 0-20 3-27 9s-11 15-13 27zM561 19v51h59v42h-59v77c0 8 1 14 5 17 3 3 10 4 19 4h30v41h-49c-23 0-39-4-49-14-9-9-14-26-14-48v-77h-29v-42h29v-51zM639 70h57l30 125 30-125h49l30 124 30-124h56l-47 181h-63l-31-124-30 124h-63zM1046 107c-12 0-22 5-29 14-7 10-10 23-10 40s3 31 10 40 17 14 29 14c13 0 23-5 29-14 7-9 10-23 10-40s-3-30-10-40c-6-9-16-14-29-14zM1046 66c32 0 56 9 73 25 18 17 26 40 26 70s-8 53-26 70c-17 17-41 25-73 25-31 0-55-8-73-25-17-17-26-40-26-70s9-53 26-70c18-16 42-25 73-25zM1322 120c-5-3-10-4-16-5-4-2-9-2-15-2-14 0-26 5-34 14-8 10-12 23-12 41v83h-57v-181h57v30c8-12 16-20 26-26 9-5 21-8 34-8 2 0 4 0 7 0 2 1 5 1 9 1zM1351 0h57v137l67-67h67l-88 84 95 97h-70l-71-75v75h-57zM1741 18v51c-14-6-27-11-39-14-13-3-25-4-36-4-15 0-26 2-33 6s-10 11-10 19c0 7 2 12 7 15 5 4 13 7 26 10l26 5c27 5 46 13 57 24 12 11 17 27 17 47 0 27-8 47-23 60-16 13-40 19-72 19-16 0-31-1-46-4-16-3-31-8-46-13v-53c15 8 30 15 44 19s28 6 42 6c13 0 24-2 31-7 7-4 11-11 11-19s-3-14-8-18-14-7-29-11l-24-5c-24-5-42-13-53-25-11-11-17-26-17-45 0-24 8-43 24-56 15-13 37-19 66-19 14 0 27 1 41 3s29 5 44 9zM1871 19v51h60v42h-60v77c0 8 2 14 5 17 4 3 10 4 20 4h30v41h-50c-22 0-39-4-48-14-10-9-14-26-14-48v-77h-29v-42h29v-51zM2052 107c-12 0-22 5-29 14-7 10-10 23-10 40s3 31 10 40 17 14 29 14c13 0 22-5 29-14s10-23 10-40-3-30-10-40c-7-9-16-14-29-14zM2052 66c31 0 56 9 73 25 18 17 26 40 26 70s-8 53-26 70c-17 17-42 25-73 25s-55-8-73-25c-17-17-26-40-26-70s9-53 26-70c18-16 42-25 73-25zM2327 120c-5-3-10-4-15-5-5-2-10-2-15-2-15 0-26 5-34 14-8 10-12 23-12 41v83h-58v-181h58v30c7-12 16-20 26-26 9-5 21-8 34-8 2 0 4 0 6 0 3 1 6 1 10 1zM2437 170c-12 0-21 2-27 6s-9 10-9 18 3 13 7 17c5 5 12 7 21 7 11 0 20-4 27-12 8-8 11-18 11-29v-7zM2526 148v103h-59v-26c-7 11-16 19-26 24-9 5-21 7-35 7-19 0-34-5-46-16-11-11-17-25-17-43 0-21 7-37 22-47 14-9 37-14 68-14h34v-5c0-9-3-16-10-20-8-4-19-6-34-6-12 0-24 1-35 3-10 3-20 6-29 11v-44c12-3 24-5 37-6 12-2 25-3 37-3 33 0 56 7 71 20 14 12 22 33 22 62zM2676 214c12 0 21-4 28-13 6-10 10-23 10-40s-4-30-10-39c-7-9-16-14-28-14-13 0-22 5-29 14-6 9-10 22-10 39s4 30 10 40c7 9 16 13 29 13zM2637 97c8-11 17-18 27-23 9-5 20-8 33-8 22 0 41 9 55 27 14 17 21 40 21 68s-7 51-21 69c-14 17-33 26-55 26-13 0-24-2-33-7-10-5-19-13-27-24v26h-57v-251h57zM2816 0h58v251h-58zM3110 160v17h-135c1 13 6 24 15 30 8 7 20 11 35 11 12 0 24-2 37-6 13-3 26-9 39-16v44c-13 6-27 9-41 12-13 3-27 4-41 4-32 0-58-8-76-25-18-16-27-40-27-70 0-29 9-53 27-70 18-16 42-25 73-25 29 0 51 9 68 26s26 40 26 68zM3051 141c0-11-4-20-10-26-6-7-15-10-25-10-11 0-20 3-27 9s-12 15-13 27z"><text:p/></draw:path></draw:g><draw:g draw:style-name="gr14"><draw:polygon draw:style-name="gr29" draw:text-style-name="P51" svg:width="0cm" svg:height="2.01cm" svg:x="4.988cm" svg:y="2.751cm" svg:viewBox="0 0 0 2011" draw:points="0,0 0,2011"><text:p/></draw:polygon><draw:polygon draw:style-name="gr30" draw:text-style-name="P50" svg:width="0.36cm" svg:height="0.36cm" svg:x="4.823cm" svg:y="2.751cm" svg:viewBox="0 0 361 361" draw:points="180,0 0,361 361,361"><text:p/></draw:polygon><draw:polygon draw:style-name="gr31" draw:text-style-name="P51" svg:width="0.36cm" svg:height="0.36cm" svg:x="4.808cm" svg:y="2.736cm" svg:viewBox="0 0 361 361" draw:points="181,0 0,361 361,361"><text:p/></draw:polygon></draw:g><draw:g draw:style-name="gr14"><draw:polygon draw:style-name="gr32" draw:text-style-name="P51" svg:width="0cm" svg:height="2.01cm" svg:x="11.198cm" svg:y="2.751cm" svg:viewBox="0 0 0 2011" draw:points="0,0 0,2011"><text:p/></draw:polygon><draw:polygon draw:style-name="gr33" draw:text-style-name="P50" svg:width="0.36cm" svg:height="0.36cm" svg:x="11.033cm" svg:y="2.751cm" svg:viewBox="0 0 361 361" draw:points="181,0 0,361 361,361"><text:p/></draw:polygon><draw:polygon draw:style-name="gr34" draw:text-style-name="P51" svg:width="0.36cm" svg:height="0.36cm" svg:x="11.018cm" svg:y="2.736cm" svg:viewBox="0 0 361 361" draw:points="181,0 0,361 361,361"><text:p/></draw:polygon></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urier" svg:font-family="Courier"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 svg:viewBox="0 0 20 30" svg:d="M10 0l-10 30h20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1" fo:font-family="'Liberation Sans'" style:font-style-name="Regular" style:font-family-generic="swiss" style:font-pitch="variable" officeooo:rsid="001c0e31"/>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style:text-underline-style="none" fo:font-weight="bold" officeooo:rsid="0030d600"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22:27:58.477154119</meta:creation-date>
    <dc:date>2019-04-25T16:46:36.539556751</dc:date>
    <meta:editing-duration>PT4H6S</meta:editing-duration>
    <meta:editing-cycles>20</meta:editing-cycles>
    <meta:generator>LibreOffice/6.2.2.2$Linux_X86_64 LibreOffice_project/20$Build-2</meta:generator>
    <meta:document-statistic meta:table-count="0" meta:image-count="0" meta:object-count="0" meta:page-count="5" meta:paragraph-count="64" meta:word-count="793" meta:character-count="5182" meta:non-whitespace-character-count="4486"/>
  </office:meta>
</office:document-meta>
</file>